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IGS-110">
            <text:p>IGS-110</text:p>
          </table:table-cell>
          <table:table-cell office:value-type="float" office:value="53.14">
            <text:p>53.14</text:p>
          </table:table-cell>
          <table:table-cell office:value-type="float" office:value="-0.25">
            <text:p>-0.25</text:p>
          </table:table-cell>
          <table:table-cell office:value-type="float" office:value="4155.0">
            <text:p>4155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5">
            <text:p>-5.5</text:p>
          </table:table-cell>
          <table:table-cell office:value-type="float" office:value="0.81">
            <text:p>0.81</text:p>
          </table:table-cell>
          <table:table-cell office:value-type="float" office:value="0.81">
            <text:p>0.8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HV-10806">
            <text:p>HV-10806</text:p>
          </table:table-cell>
          <table:table-cell office:value-type="float" office:value="52.75">
            <text:p>52.75</text:p>
          </table:table-cell>
          <table:table-cell office:value-type="float" office:value="-0.16">
            <text:p>-0.16</text:p>
          </table:table-cell>
          <table:table-cell office:value-type="float" office:value="5570.0">
            <text:p>557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9.52">
            <text:p>-9.52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IGS-111">
            <text:p>IGS-111</text:p>
          </table:table-cell>
          <table:table-cell office:value-type="float" office:value="53.13">
            <text:p>53.13</text:p>
          </table:table-cell>
          <table:table-cell office:value-type="float" office:value="-0.24">
            <text:p>-0.24</text:p>
          </table:table-cell>
          <table:table-cell office:value-type="float" office:value="3980.0">
            <text:p>398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7">
            <text:p>-4.7</text:p>
          </table:table-cell>
          <table:table-cell office:value-type="float" office:value="0.81">
            <text:p>0.81</text:p>
          </table:table-cell>
          <table:table-cell office:value-type="float" office:value="0.81">
            <text:p>0.8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IGS-64">
            <text:p>IGS-64</text:p>
          </table:table-cell>
          <table:table-cell office:value-type="float" office:value="52.76">
            <text:p>52.76</text:p>
          </table:table-cell>
          <table:table-cell office:value-type="float" office:value="-0.17">
            <text:p>-0.17</text:p>
          </table:table-cell>
          <table:table-cell office:value-type="float" office:value="4950.0">
            <text:p>4950.0</text:p>
          </table:table-cell>
          <table:table-cell office:value-type="float" office:value="100.0">
            <text:p>10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7.7">
            <text:p>-7.7</text:p>
          </table:table-cell>
          <table:table-cell office:value-type="float" office:value="1.1">
            <text:p>1.1</text:p>
          </table:table-cell>
          <table:table-cell office:value-type="float" office:value="1.1">
            <text:p>1.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IGS-112">
            <text:p>IGS-112</text:p>
          </table:table-cell>
          <table:table-cell office:value-type="float" office:value="53.1">
            <text:p>53.1</text:p>
          </table:table-cell>
          <table:table-cell office:value-type="float" office:value="-0.23">
            <text:p>-0.23</text:p>
          </table:table-cell>
          <table:table-cell office:value-type="float" office:value="4130.0">
            <text:p>413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05">
            <text:p>-5.05</text:p>
          </table:table-cell>
          <table:table-cell office:value-type="float" office:value="0.81">
            <text:p>0.81</text:p>
          </table:table-cell>
          <table:table-cell office:value-type="float" office:value="0.81">
            <text:p>0.8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IGS-128">
            <text:p>IGS-128</text:p>
          </table:table-cell>
          <table:table-cell office:value-type="float" office:value="52.69">
            <text:p>52.69</text:p>
          </table:table-cell>
          <table:table-cell office:value-type="float" office:value="0.41">
            <text:p>0.41</text:p>
          </table:table-cell>
          <table:table-cell office:value-type="float" office:value="5440.0">
            <text:p>544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7.47">
            <text:p>-7.47</text:p>
          </table:table-cell>
          <table:table-cell office:value-type="float" office:value="0.83">
            <text:p>0.83</text:p>
          </table:table-cell>
          <table:table-cell office:value-type="float" office:value="0.83">
            <text:p>0.83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IGS-127">
            <text:p>IGS-127</text:p>
          </table:table-cell>
          <table:table-cell office:value-type="float" office:value="52.69">
            <text:p>52.69</text:p>
          </table:table-cell>
          <table:table-cell office:value-type="float" office:value="0.41">
            <text:p>0.41</text:p>
          </table:table-cell>
          <table:table-cell office:value-type="float" office:value="3215.0">
            <text:p>3215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04">
            <text:p>-5.04</text:p>
          </table:table-cell>
          <table:table-cell office:value-type="float" office:value="0.29">
            <text:p>0.29</text:p>
          </table:table-cell>
          <table:table-cell office:value-type="float" office:value="0.29">
            <text:p>0.29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IGS-121">
            <text:p>IGS-121</text:p>
          </table:table-cell>
          <table:table-cell office:value-type="float" office:value="52.76">
            <text:p>52.76</text:p>
          </table:table-cell>
          <table:table-cell office:value-type="float" office:value="-0.16">
            <text:p>-0.16</text:p>
          </table:table-cell>
          <table:table-cell office:value-type="float" office:value="5175.0">
            <text:p>5175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9.43">
            <text:p>-9.43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HV-10807">
            <text:p>HV-10807</text:p>
          </table:table-cell>
          <table:table-cell office:value-type="float" office:value="52.75">
            <text:p>52.75</text:p>
          </table:table-cell>
          <table:table-cell office:value-type="float" office:value="-0.16">
            <text:p>-0.16</text:p>
          </table:table-cell>
          <table:table-cell office:value-type="float" office:value="5675.0">
            <text:p>5675.0</text:p>
          </table:table-cell>
          <table:table-cell office:value-type="float" office:value="115.0">
            <text:p>11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9.82">
            <text:p>-9.82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IGS-122">
            <text:p>IGS-122</text:p>
          </table:table-cell>
          <table:table-cell office:value-type="float" office:value="52.76">
            <text:p>52.76</text:p>
          </table:table-cell>
          <table:table-cell office:value-type="float" office:value="-0.16">
            <text:p>-0.16</text:p>
          </table:table-cell>
          <table:table-cell office:value-type="float" office:value="5600.0">
            <text:p>560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0.3">
            <text:p>-10.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HV-10808">
            <text:p>HV-10808</text:p>
          </table:table-cell>
          <table:table-cell office:value-type="float" office:value="52.75">
            <text:p>52.75</text:p>
          </table:table-cell>
          <table:table-cell office:value-type="float" office:value="-0.16">
            <text:p>-0.16</text:p>
          </table:table-cell>
          <table:table-cell office:value-type="float" office:value="2595.0">
            <text:p>2595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35">
            <text:p>-2.35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HV-10817">
            <text:p>HV-10817</text:p>
          </table:table-cell>
          <table:table-cell office:value-type="float" office:value="52.6">
            <text:p>52.6</text:p>
          </table:table-cell>
          <table:table-cell office:value-type="float" office:value="0.0">
            <text:p/>
          </table:table-cell>
          <table:table-cell office:value-type="float" office:value="5840.0">
            <text:p>5840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0.72">
            <text:p>-10.7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IGS-123">
            <text:p>IGS-123</text:p>
          </table:table-cell>
          <table:table-cell office:value-type="float" office:value="52.76">
            <text:p>52.76</text:p>
          </table:table-cell>
          <table:table-cell office:value-type="float" office:value="-0.16">
            <text:p>-0.16</text:p>
          </table:table-cell>
          <table:table-cell office:value-type="float" office:value="5905.0">
            <text:p>5905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0.29">
            <text:p>-10.29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IGS-126">
            <text:p>IGS-126</text:p>
          </table:table-cell>
          <table:table-cell office:value-type="float" office:value="52.69">
            <text:p>52.69</text:p>
          </table:table-cell>
          <table:table-cell office:value-type="float" office:value="0.41">
            <text:p>0.41</text:p>
          </table:table-cell>
          <table:table-cell office:value-type="float" office:value="1875.0">
            <text:p>1875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56">
            <text:p>-3.56</text:p>
          </table:table-cell>
          <table:table-cell office:value-type="float" office:value="0.29">
            <text:p>0.29</text:p>
          </table:table-cell>
          <table:table-cell office:value-type="float" office:value="0.29">
            <text:p>0.29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IGS-118">
            <text:p>IGS-118</text:p>
          </table:table-cell>
          <table:table-cell office:value-type="float" office:value="52.76">
            <text:p>52.76</text:p>
          </table:table-cell>
          <table:table-cell office:value-type="float" office:value="-0.17">
            <text:p>-0.17</text:p>
          </table:table-cell>
          <table:table-cell office:value-type="float" office:value="4445.0">
            <text:p>4445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12">
            <text:p>-6.1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IGS-119">
            <text:p>IGS-119</text:p>
          </table:table-cell>
          <table:table-cell office:value-type="float" office:value="52.76">
            <text:p>52.76</text:p>
          </table:table-cell>
          <table:table-cell office:value-type="float" office:value="-0.17">
            <text:p>-0.17</text:p>
          </table:table-cell>
          <table:table-cell office:value-type="float" office:value="4890.0">
            <text:p>489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8.69">
            <text:p>-8.69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HV-9267">
            <text:p>HV-9267</text:p>
          </table:table-cell>
          <table:table-cell office:value-type="float" office:value="52.77">
            <text:p>52.77</text:p>
          </table:table-cell>
          <table:table-cell office:value-type="float" office:value="-0.34">
            <text:p>-0.34</text:p>
          </table:table-cell>
          <table:table-cell office:value-type="float" office:value="2780.0">
            <text:p>2780.0</text:p>
          </table:table-cell>
          <table:table-cell office:value-type="float" office:value="70.0">
            <text:p>7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95">
            <text:p>-2.95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HV-10016">
            <text:p>HV-10016</text:p>
          </table:table-cell>
          <table:table-cell office:value-type="float" office:value="52.75">
            <text:p>52.75</text:p>
          </table:table-cell>
          <table:table-cell office:value-type="float" office:value="-0.16">
            <text:p>-0.16</text:p>
          </table:table-cell>
          <table:table-cell office:value-type="float" office:value="5075.0">
            <text:p>5075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8.78">
            <text:p>-8.7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HV-9268">
            <text:p>HV-9268</text:p>
          </table:table-cell>
          <table:table-cell office:value-type="float" office:value="52.77">
            <text:p>52.77</text:p>
          </table:table-cell>
          <table:table-cell office:value-type="float" office:value="-0.34">
            <text:p>-0.34</text:p>
          </table:table-cell>
          <table:table-cell office:value-type="float" office:value="3430.0">
            <text:p>3430.0</text:p>
          </table:table-cell>
          <table:table-cell office:value-type="float" office:value="60.0">
            <text:p>6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17">
            <text:p>-3.1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HV-9265">
            <text:p>HV-9265</text:p>
          </table:table-cell>
          <table:table-cell office:value-type="float" office:value="52.76">
            <text:p>52.76</text:p>
          </table:table-cell>
          <table:table-cell office:value-type="float" office:value="-0.33">
            <text:p>-0.33</text:p>
          </table:table-cell>
          <table:table-cell office:value-type="float" office:value="3415.0">
            <text:p>3415.0</text:p>
          </table:table-cell>
          <table:table-cell office:value-type="float" office:value="45.0">
            <text:p>45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5">
            <text:p>-3.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HV-9264">
            <text:p>HV-9264</text:p>
          </table:table-cell>
          <table:table-cell office:value-type="float" office:value="52.76">
            <text:p>52.76</text:p>
          </table:table-cell>
          <table:table-cell office:value-type="float" office:value="-0.33">
            <text:p>-0.33</text:p>
          </table:table-cell>
          <table:table-cell office:value-type="float" office:value="2635.0">
            <text:p>2635.0</text:p>
          </table:table-cell>
          <table:table-cell office:value-type="float" office:value="100.0">
            <text:p>10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08">
            <text:p>-3.0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HV-9263">
            <text:p>HV-9263</text:p>
          </table:table-cell>
          <table:table-cell office:value-type="float" office:value="52.6">
            <text:p>52.6</text:p>
          </table:table-cell>
          <table:table-cell office:value-type="float" office:value="0.0">
            <text:p/>
          </table:table-cell>
          <table:table-cell office:value-type="float" office:value="6415.0">
            <text:p>6415.0</text:p>
          </table:table-cell>
          <table:table-cell office:value-type="float" office:value="185.0">
            <text:p>18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1.72">
            <text:p>-11.7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HV-9262">
            <text:p>HV-9262</text:p>
          </table:table-cell>
          <table:table-cell office:value-type="float" office:value="52.6">
            <text:p>52.6</text:p>
          </table:table-cell>
          <table:table-cell office:value-type="float" office:value="0.0">
            <text:p/>
          </table:table-cell>
          <table:table-cell office:value-type="float" office:value="6275.0">
            <text:p>6275.0</text:p>
          </table:table-cell>
          <table:table-cell office:value-type="float" office:value="125.0">
            <text:p>12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2.06">
            <text:p>-12.0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HV-9261">
            <text:p>HV-9261</text:p>
          </table:table-cell>
          <table:table-cell office:value-type="float" office:value="52.6">
            <text:p>52.6</text:p>
          </table:table-cell>
          <table:table-cell office:value-type="float" office:value="0.0">
            <text:p/>
          </table:table-cell>
          <table:table-cell office:value-type="float" office:value="5580.0">
            <text:p>5580.0</text:p>
          </table:table-cell>
          <table:table-cell office:value-type="float" office:value="70.0">
            <text:p>7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1.59">
            <text:p>-11.5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HAR-147">
            <text:p>HAR-147</text:p>
          </table:table-cell>
          <table:table-cell office:value-type="float" office:value="53.11">
            <text:p>53.11</text:p>
          </table:table-cell>
          <table:table-cell office:value-type="float" office:value="-0.23">
            <text:p>-0.23</text:p>
          </table:table-cell>
          <table:table-cell office:value-type="float" office:value="4080.0">
            <text:p>4080.0</text:p>
          </table:table-cell>
          <table:table-cell office:value-type="float" office:value="130.0">
            <text:p>13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7">
            <text:p>-4.7</text:p>
          </table:table-cell>
          <table:table-cell office:value-type="float" office:value="0.81">
            <text:p>0.81</text:p>
          </table:table-cell>
          <table:table-cell office:value-type="float" office:value="0.81">
            <text:p>0.8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HV-8648">
            <text:p>HV-8648</text:p>
          </table:table-cell>
          <table:table-cell office:value-type="float" office:value="52.77">
            <text:p>52.77</text:p>
          </table:table-cell>
          <table:table-cell office:value-type="float" office:value="-0.34">
            <text:p>-0.34</text:p>
          </table:table-cell>
          <table:table-cell office:value-type="float" office:value="3580.0">
            <text:p>3580.0</text:p>
          </table:table-cell>
          <table:table-cell office:value-type="float" office:value="90.0">
            <text:p>9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39">
            <text:p>-3.3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HV-10017">
            <text:p>HV-10017</text:p>
          </table:table-cell>
          <table:table-cell office:value-type="float" office:value="52.75">
            <text:p>52.75</text:p>
          </table:table-cell>
          <table:table-cell office:value-type="float" office:value="-0.16">
            <text:p>-0.16</text:p>
          </table:table-cell>
          <table:table-cell office:value-type="float" office:value="5435.0">
            <text:p>5435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9.88">
            <text:p>-9.8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HV-8645">
            <text:p>HV-8645</text:p>
          </table:table-cell>
          <table:table-cell office:value-type="float" office:value="52.77">
            <text:p>52.77</text:p>
          </table:table-cell>
          <table:table-cell office:value-type="float" office:value="-0.34">
            <text:p>-0.34</text:p>
          </table:table-cell>
          <table:table-cell office:value-type="float" office:value="3485.0">
            <text:p>3485.0</text:p>
          </table:table-cell>
          <table:table-cell office:value-type="float" office:value="75.0">
            <text:p>75.0</text:p>
          </table:table-cell>
          <table:table-cell office:value-type="string" office:value="sedge peat">
            <text:p>sedge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84">
            <text:p>-2.8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HAR-149">
            <text:p>HAR-149</text:p>
          </table:table-cell>
          <table:table-cell office:value-type="float" office:value="53.08">
            <text:p>53.08</text:p>
          </table:table-cell>
          <table:table-cell office:value-type="float" office:value="-0.21">
            <text:p>-0.21</text:p>
          </table:table-cell>
          <table:table-cell office:value-type="float" office:value="3620.0">
            <text:p>3620.0</text:p>
          </table:table-cell>
          <table:table-cell office:value-type="float" office:value="130.0">
            <text:p>13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79">
            <text:p>-3.79</text:p>
          </table:table-cell>
          <table:table-cell office:value-type="float" office:value="0.81">
            <text:p>0.81</text:p>
          </table:table-cell>
          <table:table-cell office:value-type="float" office:value="0.81">
            <text:p>0.8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HAR-150">
            <text:p>HAR-150</text:p>
          </table:table-cell>
          <table:table-cell office:value-type="float" office:value="53.14">
            <text:p>53.14</text:p>
          </table:table-cell>
          <table:table-cell office:value-type="float" office:value="-0.25">
            <text:p>-0.25</text:p>
          </table:table-cell>
          <table:table-cell office:value-type="float" office:value="4162.0">
            <text:p>4162.0</text:p>
          </table:table-cell>
          <table:table-cell office:value-type="float" office:value="130.0">
            <text:p>13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05">
            <text:p>-5.05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HV-8644">
            <text:p>HV-8644</text:p>
          </table:table-cell>
          <table:table-cell office:value-type="float" office:value="52.77">
            <text:p>52.77</text:p>
          </table:table-cell>
          <table:table-cell office:value-type="float" office:value="-0.34">
            <text:p>-0.34</text:p>
          </table:table-cell>
          <table:table-cell office:value-type="float" office:value="2970.0">
            <text:p>2970.0</text:p>
          </table:table-cell>
          <table:table-cell office:value-type="float" office:value="65.0">
            <text:p>65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12">
            <text:p>-3.1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HAR-151">
            <text:p>HAR-151</text:p>
          </table:table-cell>
          <table:table-cell office:value-type="float" office:value="53.11">
            <text:p>53.11</text:p>
          </table:table-cell>
          <table:table-cell office:value-type="float" office:value="-0.23">
            <text:p>-0.23</text:p>
          </table:table-cell>
          <table:table-cell office:value-type="float" office:value="4116.0">
            <text:p>4116.0</text:p>
          </table:table-cell>
          <table:table-cell office:value-type="float" office:value="130.0">
            <text:p>13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7">
            <text:p>-4.7</text:p>
          </table:table-cell>
          <table:table-cell office:value-type="float" office:value="0.81">
            <text:p>0.81</text:p>
          </table:table-cell>
          <table:table-cell office:value-type="float" office:value="0.81">
            <text:p>0.8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HAR-189">
            <text:p>HAR-189</text:p>
          </table:table-cell>
          <table:table-cell office:value-type="float" office:value="53.09">
            <text:p>53.09</text:p>
          </table:table-cell>
          <table:table-cell office:value-type="float" office:value="-0.23">
            <text:p>-0.23</text:p>
          </table:table-cell>
          <table:table-cell office:value-type="float" office:value="3950.0">
            <text:p>3950.0</text:p>
          </table:table-cell>
          <table:table-cell office:value-type="float" office:value="120.0">
            <text:p>12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05">
            <text:p>-5.05</text:p>
          </table:table-cell>
          <table:table-cell office:value-type="float" office:value="0.81">
            <text:p>0.81</text:p>
          </table:table-cell>
          <table:table-cell office:value-type="float" office:value="0.81">
            <text:p>0.8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HAR-192">
            <text:p>HAR-192</text:p>
          </table:table-cell>
          <table:table-cell office:value-type="float" office:value="53.14">
            <text:p>53.14</text:p>
          </table:table-cell>
          <table:table-cell office:value-type="float" office:value="-0.25">
            <text:p>-0.25</text:p>
          </table:table-cell>
          <table:table-cell office:value-type="float" office:value="4210.0">
            <text:p>4210.0</text:p>
          </table:table-cell>
          <table:table-cell office:value-type="float" office:value="110.0">
            <text:p>11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5">
            <text:p>-5.5</text:p>
          </table:table-cell>
          <table:table-cell office:value-type="float" office:value="0.81">
            <text:p>0.81</text:p>
          </table:table-cell>
          <table:table-cell office:value-type="float" office:value="0.81">
            <text:p>0.8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IGS-76">
            <text:p>IGS-76</text:p>
          </table:table-cell>
          <table:table-cell office:value-type="float" office:value="52.82">
            <text:p>52.82</text:p>
          </table:table-cell>
          <table:table-cell office:value-type="float" office:value="-0.14">
            <text:p>-0.14</text:p>
          </table:table-cell>
          <table:table-cell office:value-type="float" office:value="6220.0">
            <text:p>6220.0</text:p>
          </table:table-cell>
          <table:table-cell office:value-type="float" office:value="120.0">
            <text:p>12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0.86">
            <text:p>-10.86</text:p>
          </table:table-cell>
          <table:table-cell office:value-type="float" office:value="1.1">
            <text:p>1.1</text:p>
          </table:table-cell>
          <table:table-cell office:value-type="float" office:value="1.1">
            <text:p>1.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HV-10011">
            <text:p>HV-10011</text:p>
          </table:table-cell>
          <table:table-cell office:value-type="float" office:value="52.6">
            <text:p>52.6</text:p>
          </table:table-cell>
          <table:table-cell office:value-type="float" office:value="0.0">
            <text:p/>
          </table:table-cell>
          <table:table-cell office:value-type="float" office:value="6575.0">
            <text:p>6575.0</text:p>
          </table:table-cell>
          <table:table-cell office:value-type="float" office:value="95.0">
            <text:p>9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1.47">
            <text:p>-11.4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HAR-148">
            <text:p>HAR-148</text:p>
          </table:table-cell>
          <table:table-cell office:value-type="float" office:value="53.09">
            <text:p>53.09</text:p>
          </table:table-cell>
          <table:table-cell office:value-type="float" office:value="-0.23">
            <text:p>-0.23</text:p>
          </table:table-cell>
          <table:table-cell office:value-type="float" office:value="3770.0">
            <text:p>3770.0</text:p>
          </table:table-cell>
          <table:table-cell office:value-type="float" office:value="130.0">
            <text:p>13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05">
            <text:p>-5.05</text:p>
          </table:table-cell>
          <table:table-cell office:value-type="float" office:value="0.81">
            <text:p>0.81</text:p>
          </table:table-cell>
          <table:table-cell office:value-type="float" office:value="0.81">
            <text:p>0.8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IGS-109">
            <text:p>IGS-109</text:p>
          </table:table-cell>
          <table:table-cell office:value-type="float" office:value="53.14">
            <text:p>53.14</text:p>
          </table:table-cell>
          <table:table-cell office:value-type="float" office:value="-0.25">
            <text:p>-0.25</text:p>
          </table:table-cell>
          <table:table-cell office:value-type="float" office:value="3945.0">
            <text:p>3945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.6">
            <text:p>-1.6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IGS-75">
            <text:p>IGS-75</text:p>
          </table:table-cell>
          <table:table-cell office:value-type="float" office:value="52.82">
            <text:p>52.82</text:p>
          </table:table-cell>
          <table:table-cell office:value-type="float" office:value="-0.14">
            <text:p>-0.14</text:p>
          </table:table-cell>
          <table:table-cell office:value-type="float" office:value="6240.0">
            <text:p>6240.0</text:p>
          </table:table-cell>
          <table:table-cell office:value-type="float" office:value="120.0">
            <text:p>12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2.26">
            <text:p>-12.26</text:p>
          </table:table-cell>
          <table:table-cell office:value-type="float" office:value="1.19">
            <text:p>1.19</text:p>
          </table:table-cell>
          <table:table-cell office:value-type="float" office:value="1.19">
            <text:p>1.19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805">
            <text:p>Q-2805</text:p>
          </table:table-cell>
          <table:table-cell office:value-type="float" office:value="53.12">
            <text:p>53.12</text:p>
          </table:table-cell>
          <table:table-cell office:value-type="float" office:value="0.2">
            <text:p>0.2</text:p>
          </table:table-cell>
          <table:table-cell office:value-type="float" office:value="2460.0">
            <text:p>246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04">
            <text:p>-3.04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818">
            <text:p>Q-2818</text:p>
          </table:table-cell>
          <table:table-cell office:value-type="float" office:value="52.51">
            <text:p>52.51</text:p>
          </table:table-cell>
          <table:table-cell office:value-type="float" office:value="0.26">
            <text:p>0.26</text:p>
          </table:table-cell>
          <table:table-cell office:value-type="float" office:value="1720.0">
            <text:p>1720.0</text:p>
          </table:table-cell>
          <table:table-cell office:value-type="float" office:value="110.0">
            <text:p>11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42">
            <text:p>-3.4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817">
            <text:p>Q-2817</text:p>
          </table:table-cell>
          <table:table-cell office:value-type="float" office:value="52.51">
            <text:p>52.51</text:p>
          </table:table-cell>
          <table:table-cell office:value-type="float" office:value="0.26">
            <text:p>0.26</text:p>
          </table:table-cell>
          <table:table-cell office:value-type="float" office:value="755.0">
            <text:p>755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57">
            <text:p>-2.5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816">
            <text:p>Q-2816</text:p>
          </table:table-cell>
          <table:table-cell office:value-type="float" office:value="52.44">
            <text:p>52.44</text:p>
          </table:table-cell>
          <table:table-cell office:value-type="float" office:value="0.14">
            <text:p>0.14</text:p>
          </table:table-cell>
          <table:table-cell office:value-type="float" office:value="10650.0">
            <text:p>10650.0</text:p>
          </table:table-cell>
          <table:table-cell office:value-type="float" office:value="180.0">
            <text:p>1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7.52">
            <text:p>-7.52</text:p>
          </table:table-cell>
          <table:table-cell office:value-type="float" office:value="1.96">
            <text:p>1.96</text:p>
          </table:table-cell>
          <table:table-cell office:value-type="float" office:value="1.96">
            <text:p>1.96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806">
            <text:p>Q-2806</text:p>
          </table:table-cell>
          <table:table-cell office:value-type="float" office:value="53.12">
            <text:p>53.12</text:p>
          </table:table-cell>
          <table:table-cell office:value-type="float" office:value="0.2">
            <text:p>0.2</text:p>
          </table:table-cell>
          <table:table-cell office:value-type="float" office:value="2800.0">
            <text:p>280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42">
            <text:p>-3.42</text:p>
          </table:table-cell>
          <table:table-cell office:value-type="float" office:value="0.53">
            <text:p>0.53</text:p>
          </table:table-cell>
          <table:table-cell office:value-type="float" office:value="0.53">
            <text:p>0.53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01">
            <text:p>Q-2501</text:p>
          </table:table-cell>
          <table:table-cell office:value-type="float" office:value="52.44">
            <text:p>52.44</text:p>
          </table:table-cell>
          <table:table-cell office:value-type="float" office:value="0.13">
            <text:p>0.13</text:p>
          </table:table-cell>
          <table:table-cell office:value-type="float" office:value="3260.0">
            <text:p>326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87">
            <text:p>-3.87</text:p>
          </table:table-cell>
          <table:table-cell office:value-type="float" office:value="0.07">
            <text:p>0.07</text:p>
          </table:table-cell>
          <table:table-cell office:value-type="float" office:value="0.07">
            <text:p>0.07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49">
            <text:p>Q-2549</text:p>
          </table:table-cell>
          <table:table-cell office:value-type="float" office:value="52.5">
            <text:p>52.5</text:p>
          </table:table-cell>
          <table:table-cell office:value-type="float" office:value="0.46">
            <text:p>0.46</text:p>
          </table:table-cell>
          <table:table-cell office:value-type="float" office:value="4225.0">
            <text:p>4225.0</text:p>
          </table:table-cell>
          <table:table-cell office:value-type="float" office:value="75.0">
            <text:p>7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28">
            <text:p>-6.28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48">
            <text:p>Q-2548</text:p>
          </table:table-cell>
          <table:table-cell office:value-type="float" office:value="52.5">
            <text:p>52.5</text:p>
          </table:table-cell>
          <table:table-cell office:value-type="float" office:value="0.46">
            <text:p>0.46</text:p>
          </table:table-cell>
          <table:table-cell office:value-type="float" office:value="4135.0">
            <text:p>4135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01">
            <text:p>-6.0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47">
            <text:p>Q-2547</text:p>
          </table:table-cell>
          <table:table-cell office:value-type="float" office:value="53.07">
            <text:p>53.07</text:p>
          </table:table-cell>
          <table:table-cell office:value-type="float" office:value="0.06">
            <text:p>0.06</text:p>
          </table:table-cell>
          <table:table-cell office:value-type="float" office:value="4460.0">
            <text:p>4460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4.81">
            <text:p>-4.81</text:p>
          </table:table-cell>
          <table:table-cell office:value-type="float" office:value="2.14">
            <text:p>2.14</text:p>
          </table:table-cell>
          <table:table-cell office:value-type="float" office:value="2.14">
            <text:p>2.14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46">
            <text:p>Q-2546</text:p>
          </table:table-cell>
          <table:table-cell office:value-type="float" office:value="53.07">
            <text:p>53.07</text:p>
          </table:table-cell>
          <table:table-cell office:value-type="float" office:value="0.06">
            <text:p>0.06</text:p>
          </table:table-cell>
          <table:table-cell office:value-type="float" office:value="4340.0">
            <text:p>434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07">
            <text:p>-6.07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02">
            <text:p>Q-2502</text:p>
          </table:table-cell>
          <table:table-cell office:value-type="float" office:value="52.44">
            <text:p>52.44</text:p>
          </table:table-cell>
          <table:table-cell office:value-type="float" office:value="0.13">
            <text:p>0.13</text:p>
          </table:table-cell>
          <table:table-cell office:value-type="float" office:value="3550.0">
            <text:p>355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08">
            <text:p>-4.0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45">
            <text:p>Q-2545</text:p>
          </table:table-cell>
          <table:table-cell office:value-type="float" office:value="53.07">
            <text:p>53.07</text:p>
          </table:table-cell>
          <table:table-cell office:value-type="float" office:value="0.06">
            <text:p>0.06</text:p>
          </table:table-cell>
          <table:table-cell office:value-type="float" office:value="4285.0">
            <text:p>4285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03">
            <text:p>-6.03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44">
            <text:p>Q-2544</text:p>
          </table:table-cell>
          <table:table-cell office:value-type="float" office:value="53.07">
            <text:p>53.07</text:p>
          </table:table-cell>
          <table:table-cell office:value-type="float" office:value="0.06">
            <text:p>0.06</text:p>
          </table:table-cell>
          <table:table-cell office:value-type="float" office:value="4230.0">
            <text:p>423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01">
            <text:p>-6.01</text:p>
          </table:table-cell>
          <table:table-cell office:value-type="float" office:value="0.06">
            <text:p>0.06</text:p>
          </table:table-cell>
          <table:table-cell office:value-type="float" office:value="0.06">
            <text:p>0.06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43">
            <text:p>Q-2543</text:p>
          </table:table-cell>
          <table:table-cell office:value-type="float" office:value="53.07">
            <text:p>53.07</text:p>
          </table:table-cell>
          <table:table-cell office:value-type="float" office:value="0.06">
            <text:p>0.06</text:p>
          </table:table-cell>
          <table:table-cell office:value-type="float" office:value="4250.0">
            <text:p>425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79">
            <text:p>-5.7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42">
            <text:p>Q-2542</text:p>
          </table:table-cell>
          <table:table-cell office:value-type="float" office:value="52.44">
            <text:p>52.44</text:p>
          </table:table-cell>
          <table:table-cell office:value-type="float" office:value="0.4">
            <text:p>0.4</text:p>
          </table:table-cell>
          <table:table-cell office:value-type="float" office:value="4600.0">
            <text:p>460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6.02">
            <text:p>-6.02</text:p>
          </table:table-cell>
          <table:table-cell office:value-type="float" office:value="1.96">
            <text:p>1.96</text:p>
          </table:table-cell>
          <table:table-cell office:value-type="float" office:value="1.96">
            <text:p>1.96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41">
            <text:p>Q-2541</text:p>
          </table:table-cell>
          <table:table-cell office:value-type="float" office:value="52.44">
            <text:p>52.44</text:p>
          </table:table-cell>
          <table:table-cell office:value-type="float" office:value="0.4">
            <text:p>0.4</text:p>
          </table:table-cell>
          <table:table-cell office:value-type="float" office:value="4485.0">
            <text:p>4485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5.94">
            <text:p>-5.94</text:p>
          </table:table-cell>
          <table:table-cell office:value-type="float" office:value="1.96">
            <text:p>1.96</text:p>
          </table:table-cell>
          <table:table-cell office:value-type="float" office:value="1.96">
            <text:p>1.96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40">
            <text:p>Q-2540</text:p>
          </table:table-cell>
          <table:table-cell office:value-type="float" office:value="52.44">
            <text:p>52.44</text:p>
          </table:table-cell>
          <table:table-cell office:value-type="float" office:value="0.4">
            <text:p>0.4</text:p>
          </table:table-cell>
          <table:table-cell office:value-type="float" office:value="4435.0">
            <text:p>4435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5.86">
            <text:p>-5.86</text:p>
          </table:table-cell>
          <table:table-cell office:value-type="float" office:value="1.96">
            <text:p>1.96</text:p>
          </table:table-cell>
          <table:table-cell office:value-type="float" office:value="1.96">
            <text:p>1.96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39">
            <text:p>Q-2539</text:p>
          </table:table-cell>
          <table:table-cell office:value-type="float" office:value="52.44">
            <text:p>52.44</text:p>
          </table:table-cell>
          <table:table-cell office:value-type="float" office:value="0.4">
            <text:p>0.4</text:p>
          </table:table-cell>
          <table:table-cell office:value-type="float" office:value="4410.0">
            <text:p>441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97">
            <text:p>-6.97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38">
            <text:p>Q-2538</text:p>
          </table:table-cell>
          <table:table-cell office:value-type="float" office:value="52.44">
            <text:p>52.44</text:p>
          </table:table-cell>
          <table:table-cell office:value-type="float" office:value="0.4">
            <text:p>0.4</text:p>
          </table:table-cell>
          <table:table-cell office:value-type="float" office:value="4390.0">
            <text:p>439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88">
            <text:p>-6.88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05">
            <text:p>Q-2505</text:p>
          </table:table-cell>
          <table:table-cell office:value-type="float" office:value="52.44">
            <text:p>52.44</text:p>
          </table:table-cell>
          <table:table-cell office:value-type="float" office:value="0.13">
            <text:p>0.13</text:p>
          </table:table-cell>
          <table:table-cell office:value-type="float" office:value="3340.0">
            <text:p>3340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89">
            <text:p>-3.89</text:p>
          </table:table-cell>
          <table:table-cell office:value-type="float" office:value="0.08">
            <text:p>0.08</text:p>
          </table:table-cell>
          <table:table-cell office:value-type="float" office:value="0.08">
            <text:p>0.08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06">
            <text:p>Q-2506</text:p>
          </table:table-cell>
          <table:table-cell office:value-type="float" office:value="52.44">
            <text:p>52.44</text:p>
          </table:table-cell>
          <table:table-cell office:value-type="float" office:value="0.13">
            <text:p>0.13</text:p>
          </table:table-cell>
          <table:table-cell office:value-type="float" office:value="3975.0">
            <text:p>3975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79">
            <text:p>-3.7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07">
            <text:p>Q-2507</text:p>
          </table:table-cell>
          <table:table-cell office:value-type="float" office:value="52.44">
            <text:p>52.44</text:p>
          </table:table-cell>
          <table:table-cell office:value-type="float" office:value="0.13">
            <text:p>0.13</text:p>
          </table:table-cell>
          <table:table-cell office:value-type="float" office:value="4260.0">
            <text:p>426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03">
            <text:p>-4.03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08">
            <text:p>Q-2508</text:p>
          </table:table-cell>
          <table:table-cell office:value-type="float" office:value="52.65">
            <text:p>52.65</text:p>
          </table:table-cell>
          <table:table-cell office:value-type="float" office:value="0.15">
            <text:p>0.15</text:p>
          </table:table-cell>
          <table:table-cell office:value-type="float" office:value="2010.0">
            <text:p>201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1">
            <text:p>-3.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10">
            <text:p>Q-2510</text:p>
          </table:table-cell>
          <table:table-cell office:value-type="float" office:value="52.65">
            <text:p>52.65</text:p>
          </table:table-cell>
          <table:table-cell office:value-type="float" office:value="0.15">
            <text:p>0.15</text:p>
          </table:table-cell>
          <table:table-cell office:value-type="float" office:value="2430.0">
            <text:p>243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6">
            <text:p>-3.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SRR-1756">
            <text:p>SRR-1756</text:p>
          </table:table-cell>
          <table:table-cell office:value-type="float" office:value="52.61">
            <text:p>52.61</text:p>
          </table:table-cell>
          <table:table-cell office:value-type="float" office:value="-0.08">
            <text:p>-0.08</text:p>
          </table:table-cell>
          <table:table-cell office:value-type="float" office:value="3050.0">
            <text:p>305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27">
            <text:p>-4.27</text:p>
          </table:table-cell>
          <table:table-cell office:value-type="float" office:value="0.45">
            <text:p>0.45</text:p>
          </table:table-cell>
          <table:table-cell office:value-type="float" office:value="0.45">
            <text:p>0.45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11">
            <text:p>Q-2511</text:p>
          </table:table-cell>
          <table:table-cell office:value-type="float" office:value="52.65">
            <text:p>52.65</text:p>
          </table:table-cell>
          <table:table-cell office:value-type="float" office:value="0.15">
            <text:p>0.15</text:p>
          </table:table-cell>
          <table:table-cell office:value-type="float" office:value="2100.0">
            <text:p>210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96">
            <text:p>-2.9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821">
            <text:p>Q-2821</text:p>
          </table:table-cell>
          <table:table-cell office:value-type="float" office:value="52.51">
            <text:p>52.51</text:p>
          </table:table-cell>
          <table:table-cell office:value-type="float" office:value="0.26">
            <text:p>0.26</text:p>
          </table:table-cell>
          <table:table-cell office:value-type="float" office:value="3810.0">
            <text:p>381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35">
            <text:p>-5.3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823">
            <text:p>Q-2823</text:p>
          </table:table-cell>
          <table:table-cell office:value-type="float" office:value="52.51">
            <text:p>52.51</text:p>
          </table:table-cell>
          <table:table-cell office:value-type="float" office:value="0.26">
            <text:p>0.26</text:p>
          </table:table-cell>
          <table:table-cell office:value-type="float" office:value="5850.0">
            <text:p>5850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0.69">
            <text:p>-10.69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581">
            <text:p>Q-581</text:p>
          </table:table-cell>
          <table:table-cell office:value-type="float" office:value="52.44">
            <text:p>52.44</text:p>
          </table:table-cell>
          <table:table-cell office:value-type="float" office:value="0.4">
            <text:p>0.4</text:p>
          </table:table-cell>
          <table:table-cell office:value-type="float" office:value="5130.0">
            <text:p>5130.0</text:p>
          </table:table-cell>
          <table:table-cell office:value-type="float" office:value="120.0">
            <text:p>12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62">
            <text:p>-6.6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580">
            <text:p>Q-580</text:p>
          </table:table-cell>
          <table:table-cell office:value-type="float" office:value="52.44">
            <text:p>52.44</text:p>
          </table:table-cell>
          <table:table-cell office:value-type="float" office:value="0.4">
            <text:p>0.4</text:p>
          </table:table-cell>
          <table:table-cell office:value-type="float" office:value="4800.0">
            <text:p>4800.0</text:p>
          </table:table-cell>
          <table:table-cell office:value-type="float" office:value="120.0">
            <text:p>12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61">
            <text:p>-6.6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58">
            <text:p>Q-2558</text:p>
          </table:table-cell>
          <table:table-cell office:value-type="float" office:value="52.94">
            <text:p>52.94</text:p>
          </table:table-cell>
          <table:table-cell office:value-type="float" office:value="-0.16">
            <text:p>-0.16</text:p>
          </table:table-cell>
          <table:table-cell office:value-type="float" office:value="1590.0">
            <text:p>159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82">
            <text:p>-1.8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57">
            <text:p>Q-2557</text:p>
          </table:table-cell>
          <table:table-cell office:value-type="float" office:value="52.94">
            <text:p>52.94</text:p>
          </table:table-cell>
          <table:table-cell office:value-type="float" office:value="-0.16">
            <text:p>-0.16</text:p>
          </table:table-cell>
          <table:table-cell office:value-type="float" office:value="1740.0">
            <text:p>174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23">
            <text:p>-2.2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547">
            <text:p>Q-547</text:p>
          </table:table-cell>
          <table:table-cell office:value-type="float" office:value="52.66">
            <text:p>52.66</text:p>
          </table:table-cell>
          <table:table-cell office:value-type="float" office:value="0.37">
            <text:p>0.37</text:p>
          </table:table-cell>
          <table:table-cell office:value-type="float" office:value="3305.0">
            <text:p>3305.0</text:p>
          </table:table-cell>
          <table:table-cell office:value-type="float" office:value="120.0">
            <text:p>12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56">
            <text:p>-3.56</text:p>
          </table:table-cell>
          <table:table-cell office:value-type="float" office:value="0.54">
            <text:p>0.54</text:p>
          </table:table-cell>
          <table:table-cell office:value-type="float" office:value="0.54">
            <text:p>0.54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531">
            <text:p>Q-531</text:p>
          </table:table-cell>
          <table:table-cell office:value-type="float" office:value="52.57">
            <text:p>52.57</text:p>
          </table:table-cell>
          <table:table-cell office:value-type="float" office:value="0.12">
            <text:p>0.12</text:p>
          </table:table-cell>
          <table:table-cell office:value-type="float" office:value="3065.0">
            <text:p>3065.0</text:p>
          </table:table-cell>
          <table:table-cell office:value-type="float" office:value="110.0">
            <text:p>11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29">
            <text:p>-3.29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56">
            <text:p>Q-2556</text:p>
          </table:table-cell>
          <table:table-cell office:value-type="float" office:value="52.94">
            <text:p>52.94</text:p>
          </table:table-cell>
          <table:table-cell office:value-type="float" office:value="-0.11">
            <text:p>-0.11</text:p>
          </table:table-cell>
          <table:table-cell office:value-type="float" office:value="1660.0">
            <text:p>166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8">
            <text:p>-1.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55">
            <text:p>Q-2555</text:p>
          </table:table-cell>
          <table:table-cell office:value-type="float" office:value="52.51">
            <text:p>52.51</text:p>
          </table:table-cell>
          <table:table-cell office:value-type="float" office:value="-0.18">
            <text:p>-0.18</text:p>
          </table:table-cell>
          <table:table-cell office:value-type="float" office:value="3960.0">
            <text:p>396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.87">
            <text:p>-3.87</text:p>
          </table:table-cell>
          <table:table-cell office:value-type="float" office:value="1.96">
            <text:p>1.96</text:p>
          </table:table-cell>
          <table:table-cell office:value-type="float" office:value="1.96">
            <text:p>1.96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54">
            <text:p>Q-2554</text:p>
          </table:table-cell>
          <table:table-cell office:value-type="float" office:value="52.51">
            <text:p>52.51</text:p>
          </table:table-cell>
          <table:table-cell office:value-type="float" office:value="-0.18">
            <text:p>-0.18</text:p>
          </table:table-cell>
          <table:table-cell office:value-type="float" office:value="3780.0">
            <text:p>378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.66">
            <text:p>-3.66</text:p>
          </table:table-cell>
          <table:table-cell office:value-type="float" office:value="2.14">
            <text:p>2.14</text:p>
          </table:table-cell>
          <table:table-cell office:value-type="float" office:value="2.14">
            <text:p>2.14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53">
            <text:p>Q-2553</text:p>
          </table:table-cell>
          <table:table-cell office:value-type="float" office:value="52.51">
            <text:p>52.51</text:p>
          </table:table-cell>
          <table:table-cell office:value-type="float" office:value="-0.18">
            <text:p>-0.18</text:p>
          </table:table-cell>
          <table:table-cell office:value-type="float" office:value="3720.0">
            <text:p>372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83">
            <text:p>-4.83</text:p>
          </table:table-cell>
          <table:table-cell office:value-type="float" office:value="0.06">
            <text:p>0.06</text:p>
          </table:table-cell>
          <table:table-cell office:value-type="float" office:value="0.06">
            <text:p>0.06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52">
            <text:p>Q-2552</text:p>
          </table:table-cell>
          <table:table-cell office:value-type="float" office:value="52.51">
            <text:p>52.51</text:p>
          </table:table-cell>
          <table:table-cell office:value-type="float" office:value="-0.18">
            <text:p>-0.18</text:p>
          </table:table-cell>
          <table:table-cell office:value-type="float" office:value="3700.0">
            <text:p>370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6">
            <text:p>-4.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51">
            <text:p>Q-2551</text:p>
          </table:table-cell>
          <table:table-cell office:value-type="float" office:value="52.5">
            <text:p>52.5</text:p>
          </table:table-cell>
          <table:table-cell office:value-type="float" office:value="0.46">
            <text:p>0.46</text:p>
          </table:table-cell>
          <table:table-cell office:value-type="float" office:value="3815.0">
            <text:p>3815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27">
            <text:p>-5.27</text:p>
          </table:table-cell>
          <table:table-cell office:value-type="float" office:value="0.07">
            <text:p>0.07</text:p>
          </table:table-cell>
          <table:table-cell office:value-type="float" office:value="0.07">
            <text:p>0.07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50">
            <text:p>Q-2550</text:p>
          </table:table-cell>
          <table:table-cell office:value-type="float" office:value="52.5">
            <text:p>52.5</text:p>
          </table:table-cell>
          <table:table-cell office:value-type="float" office:value="0.46">
            <text:p>0.46</text:p>
          </table:table-cell>
          <table:table-cell office:value-type="float" office:value="4490.0">
            <text:p>4490.0</text:p>
          </table:table-cell>
          <table:table-cell office:value-type="float" office:value="75.0">
            <text:p>7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43">
            <text:p>-6.43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490">
            <text:p>Q-490</text:p>
          </table:table-cell>
          <table:table-cell office:value-type="float" office:value="52.72">
            <text:p>52.72</text:p>
          </table:table-cell>
          <table:table-cell office:value-type="float" office:value="0.38">
            <text:p>0.38</text:p>
          </table:table-cell>
          <table:table-cell office:value-type="float" office:value="3915.0">
            <text:p>3915.0</text:p>
          </table:table-cell>
          <table:table-cell office:value-type="float" office:value="120.0">
            <text:p>12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74">
            <text:p>-4.7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489">
            <text:p>Q-489</text:p>
          </table:table-cell>
          <table:table-cell office:value-type="float" office:value="52.72">
            <text:p>52.72</text:p>
          </table:table-cell>
          <table:table-cell office:value-type="float" office:value="0.38">
            <text:p>0.38</text:p>
          </table:table-cell>
          <table:table-cell office:value-type="float" office:value="3905.0">
            <text:p>3905.0</text:p>
          </table:table-cell>
          <table:table-cell office:value-type="float" office:value="120.0">
            <text:p>12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77">
            <text:p>-4.7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474">
            <text:p>Q-474</text:p>
          </table:table-cell>
          <table:table-cell office:value-type="float" office:value="52.51">
            <text:p>52.51</text:p>
          </table:table-cell>
          <table:table-cell office:value-type="float" office:value="-0.07">
            <text:p>-0.07</text:p>
          </table:table-cell>
          <table:table-cell office:value-type="float" office:value="4345.0">
            <text:p>4345.0</text:p>
          </table:table-cell>
          <table:table-cell office:value-type="float" office:value="110.0">
            <text:p>11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4.04">
            <text:p>-4.04</text:p>
          </table:table-cell>
          <table:table-cell office:value-type="float" office:value="0.82">
            <text:p>0.82</text:p>
          </table:table-cell>
          <table:table-cell office:value-type="float" office:value="0.82">
            <text:p>0.82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31">
            <text:p>Q-31</text:p>
          </table:table-cell>
          <table:table-cell office:value-type="float" office:value="52.71">
            <text:p>52.71</text:p>
          </table:table-cell>
          <table:table-cell office:value-type="float" office:value="0.35">
            <text:p>0.35</text:p>
          </table:table-cell>
          <table:table-cell office:value-type="float" office:value="4690.0">
            <text:p>4690.0</text:p>
          </table:table-cell>
          <table:table-cell office:value-type="float" office:value="120.0">
            <text:p>12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9.47">
            <text:p>-9.4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828">
            <text:p>Q-2828</text:p>
          </table:table-cell>
          <table:table-cell office:value-type="float" office:value="53.09">
            <text:p>53.09</text:p>
          </table:table-cell>
          <table:table-cell office:value-type="float" office:value="0.14">
            <text:p>0.14</text:p>
          </table:table-cell>
          <table:table-cell office:value-type="float" office:value="3260.0">
            <text:p>326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71">
            <text:p>-3.71</text:p>
          </table:table-cell>
          <table:table-cell office:value-type="float" office:value="0.39">
            <text:p>0.39</text:p>
          </table:table-cell>
          <table:table-cell office:value-type="float" office:value="0.39">
            <text:p>0.39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827">
            <text:p>Q-2827</text:p>
          </table:table-cell>
          <table:table-cell office:value-type="float" office:value="53.09">
            <text:p>53.09</text:p>
          </table:table-cell>
          <table:table-cell office:value-type="float" office:value="0.14">
            <text:p>0.14</text:p>
          </table:table-cell>
          <table:table-cell office:value-type="float" office:value="3135.0">
            <text:p>3135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25">
            <text:p>-3.25</text:p>
          </table:table-cell>
          <table:table-cell office:value-type="float" office:value="0.39">
            <text:p>0.39</text:p>
          </table:table-cell>
          <table:table-cell office:value-type="float" office:value="0.39">
            <text:p>0.39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826">
            <text:p>Q-2826</text:p>
          </table:table-cell>
          <table:table-cell office:value-type="float" office:value="53.09">
            <text:p>53.09</text:p>
          </table:table-cell>
          <table:table-cell office:value-type="float" office:value="0.14">
            <text:p>0.14</text:p>
          </table:table-cell>
          <table:table-cell office:value-type="float" office:value="2735.0">
            <text:p>2735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4">
            <text:p>-3.4</text:p>
          </table:table-cell>
          <table:table-cell office:value-type="float" office:value="0.39">
            <text:p>0.39</text:p>
          </table:table-cell>
          <table:table-cell office:value-type="float" office:value="0.39">
            <text:p>0.39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825">
            <text:p>Q-2825</text:p>
          </table:table-cell>
          <table:table-cell office:value-type="float" office:value="53.09">
            <text:p>53.09</text:p>
          </table:table-cell>
          <table:table-cell office:value-type="float" office:value="0.14">
            <text:p>0.14</text:p>
          </table:table-cell>
          <table:table-cell office:value-type="float" office:value="2385.0">
            <text:p>2385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88">
            <text:p>-2.88</text:p>
          </table:table-cell>
          <table:table-cell office:value-type="float" office:value="0.39">
            <text:p>0.39</text:p>
          </table:table-cell>
          <table:table-cell office:value-type="float" office:value="0.39">
            <text:p>0.39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AA-22358">
            <text:p>AA-22358</text:p>
          </table:table-cell>
          <table:table-cell office:value-type="float" office:value="52.76">
            <text:p>52.76</text:p>
          </table:table-cell>
          <table:table-cell office:value-type="float" office:value="-0.16">
            <text:p>-0.16</text:p>
          </table:table-cell>
          <table:table-cell office:value-type="float" office:value="6080.0">
            <text:p>608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0.39">
            <text:p>-10.3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BrewEtal2000,ShennanEtal2018">
            <text:p>BrewEtal2000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824">
            <text:p>Q-2824</text:p>
          </table:table-cell>
          <table:table-cell office:value-type="float" office:value="52.51">
            <text:p>52.51</text:p>
          </table:table-cell>
          <table:table-cell office:value-type="float" office:value="0.26">
            <text:p>0.26</text:p>
          </table:table-cell>
          <table:table-cell office:value-type="float" office:value="6170.0">
            <text:p>6170.0</text:p>
          </table:table-cell>
          <table:table-cell office:value-type="float" office:value="110.0">
            <text:p>11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0.61">
            <text:p>-10.61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822">
            <text:p>Q-2822</text:p>
          </table:table-cell>
          <table:table-cell office:value-type="float" office:value="52.51">
            <text:p>52.51</text:p>
          </table:table-cell>
          <table:table-cell office:value-type="float" office:value="0.26">
            <text:p>0.26</text:p>
          </table:table-cell>
          <table:table-cell office:value-type="float" office:value="5710.0">
            <text:p>571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9.96">
            <text:p>-9.96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37">
            <text:p>Q-2537</text:p>
          </table:table-cell>
          <table:table-cell office:value-type="float" office:value="52.44">
            <text:p>52.44</text:p>
          </table:table-cell>
          <table:table-cell office:value-type="float" office:value="0.4">
            <text:p>0.4</text:p>
          </table:table-cell>
          <table:table-cell office:value-type="float" office:value="4350.0">
            <text:p>435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64">
            <text:p>-6.6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31">
            <text:p>Q-2531</text:p>
          </table:table-cell>
          <table:table-cell office:value-type="float" office:value="52.44">
            <text:p>52.44</text:p>
          </table:table-cell>
          <table:table-cell office:value-type="float" office:value="0.2">
            <text:p>0.2</text:p>
          </table:table-cell>
          <table:table-cell office:value-type="float" office:value="4300.0">
            <text:p>430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6.03">
            <text:p>-6.03</text:p>
          </table:table-cell>
          <table:table-cell office:value-type="float" office:value="1.96">
            <text:p>1.96</text:p>
          </table:table-cell>
          <table:table-cell office:value-type="float" office:value="1.96">
            <text:p>1.96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30">
            <text:p>Q-2530</text:p>
          </table:table-cell>
          <table:table-cell office:value-type="float" office:value="52.44">
            <text:p>52.44</text:p>
          </table:table-cell>
          <table:table-cell office:value-type="float" office:value="0.2">
            <text:p>0.2</text:p>
          </table:table-cell>
          <table:table-cell office:value-type="float" office:value="4190.0">
            <text:p>419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5.92">
            <text:p>-5.92</text:p>
          </table:table-cell>
          <table:table-cell office:value-type="float" office:value="1.96">
            <text:p>1.96</text:p>
          </table:table-cell>
          <table:table-cell office:value-type="float" office:value="1.96">
            <text:p>1.96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24">
            <text:p>Q-2524</text:p>
          </table:table-cell>
          <table:table-cell office:value-type="float" office:value="52.65">
            <text:p>52.65</text:p>
          </table:table-cell>
          <table:table-cell office:value-type="float" office:value="0.2">
            <text:p>0.2</text:p>
          </table:table-cell>
          <table:table-cell office:value-type="float" office:value="2330.0">
            <text:p>233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25">
            <text:p>-3.25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23">
            <text:p>Q-2523</text:p>
          </table:table-cell>
          <table:table-cell office:value-type="float" office:value="52.65">
            <text:p>52.65</text:p>
          </table:table-cell>
          <table:table-cell office:value-type="float" office:value="0.2">
            <text:p>0.2</text:p>
          </table:table-cell>
          <table:table-cell office:value-type="float" office:value="2470.0">
            <text:p>247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02">
            <text:p>-3.0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22">
            <text:p>Q-2522</text:p>
          </table:table-cell>
          <table:table-cell office:value-type="float" office:value="52.65">
            <text:p>52.65</text:p>
          </table:table-cell>
          <table:table-cell office:value-type="float" office:value="0.2">
            <text:p>0.2</text:p>
          </table:table-cell>
          <table:table-cell office:value-type="float" office:value="2350.0">
            <text:p>235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4">
            <text:p>-3.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21">
            <text:p>Q-2521</text:p>
          </table:table-cell>
          <table:table-cell office:value-type="float" office:value="52.65">
            <text:p>52.65</text:p>
          </table:table-cell>
          <table:table-cell office:value-type="float" office:value="0.2">
            <text:p>0.2</text:p>
          </table:table-cell>
          <table:table-cell office:value-type="float" office:value="2720.0">
            <text:p>272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78">
            <text:p>-3.7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SRR-4638">
            <text:p>SRR-4638</text:p>
          </table:table-cell>
          <table:table-cell office:value-type="float" office:value="53.02">
            <text:p>53.02</text:p>
          </table:table-cell>
          <table:table-cell office:value-type="float" office:value="0.04">
            <text:p>0.04</text:p>
          </table:table-cell>
          <table:table-cell office:value-type="float" office:value="5560.0">
            <text:p>556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8.31">
            <text:p>-8.31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SRR-4637">
            <text:p>SRR-4637</text:p>
          </table:table-cell>
          <table:table-cell office:value-type="float" office:value="53.02">
            <text:p>53.02</text:p>
          </table:table-cell>
          <table:table-cell office:value-type="float" office:value="0.04">
            <text:p>0.04</text:p>
          </table:table-cell>
          <table:table-cell office:value-type="float" office:value="5365.0">
            <text:p>5365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8.06">
            <text:p>-8.0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SRR-4636">
            <text:p>SRR-4636</text:p>
          </table:table-cell>
          <table:table-cell office:value-type="float" office:value="53.03">
            <text:p>53.03</text:p>
          </table:table-cell>
          <table:table-cell office:value-type="float" office:value="0.05">
            <text:p>0.05</text:p>
          </table:table-cell>
          <table:table-cell office:value-type="float" office:value="4465.0">
            <text:p>4465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54">
            <text:p>-5.54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SRR-4635">
            <text:p>SRR-4635</text:p>
          </table:table-cell>
          <table:table-cell office:value-type="float" office:value="53.03">
            <text:p>53.03</text:p>
          </table:table-cell>
          <table:table-cell office:value-type="float" office:value="0.05">
            <text:p>0.05</text:p>
          </table:table-cell>
          <table:table-cell office:value-type="float" office:value="4465.0">
            <text:p>4465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27">
            <text:p>-5.2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SRR-4634">
            <text:p>SRR-4634</text:p>
          </table:table-cell>
          <table:table-cell office:value-type="float" office:value="53.0">
            <text:p>53.0</text:p>
          </table:table-cell>
          <table:table-cell office:value-type="float" office:value="0.04">
            <text:p>0.04</text:p>
          </table:table-cell>
          <table:table-cell office:value-type="float" office:value="4950.0">
            <text:p>495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49">
            <text:p>-6.4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SRR-4633">
            <text:p>SRR-4633</text:p>
          </table:table-cell>
          <table:table-cell office:value-type="float" office:value="53.11">
            <text:p>53.11</text:p>
          </table:table-cell>
          <table:table-cell office:value-type="float" office:value="-0.07">
            <text:p>-0.07</text:p>
          </table:table-cell>
          <table:table-cell office:value-type="float" office:value="4030.0">
            <text:p>403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26">
            <text:p>-4.26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SRR-4632">
            <text:p>SRR-4632</text:p>
          </table:table-cell>
          <table:table-cell office:value-type="float" office:value="53.11">
            <text:p>53.11</text:p>
          </table:table-cell>
          <table:table-cell office:value-type="float" office:value="-0.07">
            <text:p>-0.07</text:p>
          </table:table-cell>
          <table:table-cell office:value-type="float" office:value="3950.0">
            <text:p>3950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94">
            <text:p>-3.9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19">
            <text:p>Q-2519</text:p>
          </table:table-cell>
          <table:table-cell office:value-type="float" office:value="52.65">
            <text:p>52.65</text:p>
          </table:table-cell>
          <table:table-cell office:value-type="float" office:value="0.2">
            <text:p>0.2</text:p>
          </table:table-cell>
          <table:table-cell office:value-type="float" office:value="2120.0">
            <text:p>212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22">
            <text:p>-3.2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AA-22355">
            <text:p>AA-22355</text:p>
          </table:table-cell>
          <table:table-cell office:value-type="float" office:value="52.75">
            <text:p>52.75</text:p>
          </table:table-cell>
          <table:table-cell office:value-type="float" office:value="0.33">
            <text:p>0.33</text:p>
          </table:table-cell>
          <table:table-cell office:value-type="float" office:value="7215.0">
            <text:p>7215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6.32">
            <text:p>-16.3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BrewEtal2000,ShennanEtal2018">
            <text:p>BrewEtal2000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AA-22356">
            <text:p>AA-22356</text:p>
          </table:table-cell>
          <table:table-cell office:value-type="float" office:value="52.76">
            <text:p>52.76</text:p>
          </table:table-cell>
          <table:table-cell office:value-type="float" office:value="-0.16">
            <text:p>-0.16</text:p>
          </table:table-cell>
          <table:table-cell office:value-type="float" office:value="5095.0">
            <text:p>5095.0</text:p>
          </table:table-cell>
          <table:table-cell office:value-type="float" office:value="55.0">
            <text:p>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9.52">
            <text:p>-9.5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BrewEtal2000,ShennanEtal2018">
            <text:p>BrewEtal2000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AA-22357">
            <text:p>AA-22357</text:p>
          </table:table-cell>
          <table:table-cell office:value-type="float" office:value="52.76">
            <text:p>52.76</text:p>
          </table:table-cell>
          <table:table-cell office:value-type="float" office:value="-0.16">
            <text:p>-0.16</text:p>
          </table:table-cell>
          <table:table-cell office:value-type="float" office:value="5635.0">
            <text:p>5635.0</text:p>
          </table:table-cell>
          <table:table-cell office:value-type="float" office:value="65.0">
            <text:p>6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0.28">
            <text:p>-10.2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BrewEtal2000,ShennanEtal2018">
            <text:p>BrewEtal2000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18">
            <text:p>Q-2518</text:p>
          </table:table-cell>
          <table:table-cell office:value-type="float" office:value="52.66">
            <text:p>52.66</text:p>
          </table:table-cell>
          <table:table-cell office:value-type="float" office:value="0.2">
            <text:p>0.2</text:p>
          </table:table-cell>
          <table:table-cell office:value-type="float" office:value="2450.0">
            <text:p>245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57">
            <text:p>-3.5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SRR-1761">
            <text:p>SRR-1761</text:p>
          </table:table-cell>
          <table:table-cell office:value-type="float" office:value="52.63">
            <text:p>52.63</text:p>
          </table:table-cell>
          <table:table-cell office:value-type="float" office:value="0.05">
            <text:p>0.05</text:p>
          </table:table-cell>
          <table:table-cell office:value-type="float" office:value="6080.0">
            <text:p>608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2.25">
            <text:p>-12.25</text:p>
          </table:table-cell>
          <table:table-cell office:value-type="float" office:value="0.83">
            <text:p>0.83</text:p>
          </table:table-cell>
          <table:table-cell office:value-type="float" office:value="0.83">
            <text:p>0.83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SRR-1760">
            <text:p>SRR-1760</text:p>
          </table:table-cell>
          <table:table-cell office:value-type="float" office:value="52.63">
            <text:p>52.63</text:p>
          </table:table-cell>
          <table:table-cell office:value-type="float" office:value="0.05">
            <text:p>0.05</text:p>
          </table:table-cell>
          <table:table-cell office:value-type="float" office:value="4520.0">
            <text:p>452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7.93">
            <text:p>-7.93</text:p>
          </table:table-cell>
          <table:table-cell office:value-type="float" office:value="0.45">
            <text:p>0.45</text:p>
          </table:table-cell>
          <table:table-cell office:value-type="float" office:value="0.45">
            <text:p>0.45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SRR-1759">
            <text:p>SRR-1759</text:p>
          </table:table-cell>
          <table:table-cell office:value-type="float" office:value="52.63">
            <text:p>52.63</text:p>
          </table:table-cell>
          <table:table-cell office:value-type="float" office:value="0.05">
            <text:p>0.05</text:p>
          </table:table-cell>
          <table:table-cell office:value-type="float" office:value="2510.0">
            <text:p>251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7">
            <text:p>-3.7</text:p>
          </table:table-cell>
          <table:table-cell office:value-type="float" office:value="0.45">
            <text:p>0.45</text:p>
          </table:table-cell>
          <table:table-cell office:value-type="float" office:value="0.45">
            <text:p>0.45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17">
            <text:p>Q-2517</text:p>
          </table:table-cell>
          <table:table-cell office:value-type="float" office:value="52.66">
            <text:p>52.66</text:p>
          </table:table-cell>
          <table:table-cell office:value-type="float" office:value="0.2">
            <text:p>0.2</text:p>
          </table:table-cell>
          <table:table-cell office:value-type="float" office:value="2380.0">
            <text:p>2380.0</text:p>
          </table:table-cell>
          <table:table-cell office:value-type="float" office:value="60.0">
            <text:p>6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47">
            <text:p>-3.47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16">
            <text:p>Q-2516</text:p>
          </table:table-cell>
          <table:table-cell office:value-type="float" office:value="52.66">
            <text:p>52.66</text:p>
          </table:table-cell>
          <table:table-cell office:value-type="float" office:value="0.2">
            <text:p>0.2</text:p>
          </table:table-cell>
          <table:table-cell office:value-type="float" office:value="2410.0">
            <text:p>2410.0</text:p>
          </table:table-cell>
          <table:table-cell office:value-type="float" office:value="50.0">
            <text:p>5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4">
            <text:p>-3.4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15">
            <text:p>Q-2515</text:p>
          </table:table-cell>
          <table:table-cell office:value-type="float" office:value="52.66">
            <text:p>52.66</text:p>
          </table:table-cell>
          <table:table-cell office:value-type="float" office:value="0.2">
            <text:p>0.2</text:p>
          </table:table-cell>
          <table:table-cell office:value-type="float" office:value="2440.0">
            <text:p>2440.0</text:p>
          </table:table-cell>
          <table:table-cell office:value-type="float" office:value="50.0">
            <text:p>5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92">
            <text:p>-2.9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SRR-1755">
            <text:p>SRR-1755</text:p>
          </table:table-cell>
          <table:table-cell office:value-type="float" office:value="52.72">
            <text:p>52.72</text:p>
          </table:table-cell>
          <table:table-cell office:value-type="float" office:value="0.08">
            <text:p>0.08</text:p>
          </table:table-cell>
          <table:table-cell office:value-type="float" office:value="2270.0">
            <text:p>227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17">
            <text:p>-4.17</text:p>
          </table:table-cell>
          <table:table-cell office:value-type="float" office:value="0.45">
            <text:p>0.45</text:p>
          </table:table-cell>
          <table:table-cell office:value-type="float" office:value="0.45">
            <text:p>0.45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25">
            <text:p>Q-2525</text:p>
          </table:table-cell>
          <table:table-cell office:value-type="float" office:value="53.1">
            <text:p>53.1</text:p>
          </table:table-cell>
          <table:table-cell office:value-type="float" office:value="0.03">
            <text:p>0.03</text:p>
          </table:table-cell>
          <table:table-cell office:value-type="float" office:value="3825.0">
            <text:p>3825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6">
            <text:p>-4.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AA-26374">
            <text:p>AA-26374</text:p>
          </table:table-cell>
          <table:table-cell office:value-type="float" office:value="53.06">
            <text:p>53.06</text:p>
          </table:table-cell>
          <table:table-cell office:value-type="float" office:value="0.15">
            <text:p>0.15</text:p>
          </table:table-cell>
          <table:table-cell office:value-type="float" office:value="4735.0">
            <text:p>4735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9">
            <text:p>-5.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BrewEtal2000,ShennanEtal2018">
            <text:p>BrewEtal2000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AA-26373">
            <text:p>AA-26373</text:p>
          </table:table-cell>
          <table:table-cell office:value-type="float" office:value="53.06">
            <text:p>53.06</text:p>
          </table:table-cell>
          <table:table-cell office:value-type="float" office:value="0.15">
            <text:p>0.15</text:p>
          </table:table-cell>
          <table:table-cell office:value-type="float" office:value="4495.0">
            <text:p>4495.0</text:p>
          </table:table-cell>
          <table:table-cell office:value-type="float" office:value="85.0">
            <text:p>8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45">
            <text:p>-5.4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BrewEtal2000,ShennanEtal2018">
            <text:p>BrewEtal2000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AA-26372">
            <text:p>AA-26372</text:p>
          </table:table-cell>
          <table:table-cell office:value-type="float" office:value="52.68">
            <text:p>52.68</text:p>
          </table:table-cell>
          <table:table-cell office:value-type="float" office:value="-0.02">
            <text:p>-0.02</text:p>
          </table:table-cell>
          <table:table-cell office:value-type="float" office:value="5775.0">
            <text:p>5775.0</text:p>
          </table:table-cell>
          <table:table-cell office:value-type="float" office:value="65.0">
            <text:p>6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9.45">
            <text:p>-9.4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BrewEtal2000,ShennanEtal2018">
            <text:p>BrewEtal2000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29">
            <text:p>Q-2529</text:p>
          </table:table-cell>
          <table:table-cell office:value-type="float" office:value="52.44">
            <text:p>52.44</text:p>
          </table:table-cell>
          <table:table-cell office:value-type="float" office:value="0.2">
            <text:p>0.2</text:p>
          </table:table-cell>
          <table:table-cell office:value-type="float" office:value="4140.0">
            <text:p>414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5.76">
            <text:p>-5.76</text:p>
          </table:table-cell>
          <table:table-cell office:value-type="float" office:value="1.96">
            <text:p>1.96</text:p>
          </table:table-cell>
          <table:table-cell office:value-type="float" office:value="1.96">
            <text:p>1.96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SRR-1588">
            <text:p>SRR-1588</text:p>
          </table:table-cell>
          <table:table-cell office:value-type="float" office:value="52.6">
            <text:p>52.6</text:p>
          </table:table-cell>
          <table:table-cell office:value-type="float" office:value="0.0">
            <text:p/>
          </table:table-cell>
          <table:table-cell office:value-type="float" office:value="1845.0">
            <text:p>1845.0</text:p>
          </table:table-cell>
          <table:table-cell office:value-type="float" office:value="50.0">
            <text:p>5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74">
            <text:p>-4.74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SRR-1589">
            <text:p>SRR-1589</text:p>
          </table:table-cell>
          <table:table-cell office:value-type="float" office:value="52.6">
            <text:p>52.6</text:p>
          </table:table-cell>
          <table:table-cell office:value-type="float" office:value="0.0">
            <text:p/>
          </table:table-cell>
          <table:table-cell office:value-type="float" office:value="4180.0">
            <text:p>4180.0</text:p>
          </table:table-cell>
          <table:table-cell office:value-type="float" office:value="75.0">
            <text:p>75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7.66">
            <text:p>-7.6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SRR-1590">
            <text:p>SRR-1590</text:p>
          </table:table-cell>
          <table:table-cell office:value-type="float" office:value="52.6">
            <text:p>52.6</text:p>
          </table:table-cell>
          <table:table-cell office:value-type="float" office:value="0.0">
            <text:p/>
          </table:table-cell>
          <table:table-cell office:value-type="float" office:value="4500.0">
            <text:p>4500.0</text:p>
          </table:table-cell>
          <table:table-cell office:value-type="float" office:value="50.0">
            <text:p>5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8.34">
            <text:p>-8.3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14">
            <text:p>Q-2514</text:p>
          </table:table-cell>
          <table:table-cell office:value-type="float" office:value="52.65">
            <text:p>52.65</text:p>
          </table:table-cell>
          <table:table-cell office:value-type="float" office:value="0.15">
            <text:p>0.15</text:p>
          </table:table-cell>
          <table:table-cell office:value-type="float" office:value="2710.0">
            <text:p>271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52">
            <text:p>-3.5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28">
            <text:p>Q-2528</text:p>
          </table:table-cell>
          <table:table-cell office:value-type="float" office:value="52.44">
            <text:p>52.44</text:p>
          </table:table-cell>
          <table:table-cell office:value-type="float" office:value="0.2">
            <text:p>0.2</text:p>
          </table:table-cell>
          <table:table-cell office:value-type="float" office:value="3955.0">
            <text:p>3955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63">
            <text:p>-6.6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26">
            <text:p>Q-2526</text:p>
          </table:table-cell>
          <table:table-cell office:value-type="float" office:value="53.1">
            <text:p>53.1</text:p>
          </table:table-cell>
          <table:table-cell office:value-type="float" office:value="0.03">
            <text:p>0.03</text:p>
          </table:table-cell>
          <table:table-cell office:value-type="float" office:value="3170.0">
            <text:p>317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19">
            <text:p>-4.1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AA-26355">
            <text:p>AA-26355</text:p>
          </table:table-cell>
          <table:table-cell office:value-type="float" office:value="53.12">
            <text:p>53.12</text:p>
          </table:table-cell>
          <table:table-cell office:value-type="float" office:value="0.2">
            <text:p>0.2</text:p>
          </table:table-cell>
          <table:table-cell office:value-type="float" office:value="2920.0">
            <text:p>2920.0</text:p>
          </table:table-cell>
          <table:table-cell office:value-type="float" office:value="60.0">
            <text:p>6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96">
            <text:p>-3.9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BrewEtal2000,ShennanEtal2018">
            <text:p>BrewEtal2000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AA-26356">
            <text:p>AA-26356</text:p>
          </table:table-cell>
          <table:table-cell office:value-type="float" office:value="53.09">
            <text:p>53.09</text:p>
          </table:table-cell>
          <table:table-cell office:value-type="float" office:value="0.09">
            <text:p>0.09</text:p>
          </table:table-cell>
          <table:table-cell office:value-type="float" office:value="3180.0">
            <text:p>3180.0</text:p>
          </table:table-cell>
          <table:table-cell office:value-type="float" office:value="65.0">
            <text:p>6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82">
            <text:p>-3.82</text:p>
          </table:table-cell>
          <table:table-cell office:value-type="float" office:value="0.44">
            <text:p>0.44</text:p>
          </table:table-cell>
          <table:table-cell office:value-type="float" office:value="0.44">
            <text:p>0.44</text:p>
          </table:table-cell>
          <table:table-cell office:value-type="string" office:value="BrewEtal2000,ShennanEtal2018">
            <text:p>BrewEtal2000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AA-26357">
            <text:p>AA-26357</text:p>
          </table:table-cell>
          <table:table-cell office:value-type="float" office:value="52.76">
            <text:p>52.76</text:p>
          </table:table-cell>
          <table:table-cell office:value-type="float" office:value="-0.16">
            <text:p>-0.16</text:p>
          </table:table-cell>
          <table:table-cell office:value-type="float" office:value="5875.0">
            <text:p>5875.0</text:p>
          </table:table-cell>
          <table:table-cell office:value-type="float" office:value="75.0">
            <text:p>7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0.1">
            <text:p>-10.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BrewEtal2000,ShennanEtal2018">
            <text:p>BrewEtal2000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AA-26358">
            <text:p>AA-26358</text:p>
          </table:table-cell>
          <table:table-cell office:value-type="float" office:value="52.61">
            <text:p>52.61</text:p>
          </table:table-cell>
          <table:table-cell office:value-type="float" office:value="0.07">
            <text:p>0.07</text:p>
          </table:table-cell>
          <table:table-cell office:value-type="float" office:value="1220.0">
            <text:p>122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5">
            <text:p>-2.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1986,ShennanEtal2018">
            <text:p>Shennan1986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59">
            <text:p>Q-2559</text:p>
          </table:table-cell>
          <table:table-cell office:value-type="float" office:value="52.94">
            <text:p>52.94</text:p>
          </table:table-cell>
          <table:table-cell office:value-type="float" office:value="-0.16">
            <text:p>-0.16</text:p>
          </table:table-cell>
          <table:table-cell office:value-type="float" office:value="1780.0">
            <text:p>178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26">
            <text:p>-2.2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AA-26359">
            <text:p>AA-26359</text:p>
          </table:table-cell>
          <table:table-cell office:value-type="float" office:value="52.61">
            <text:p>52.61</text:p>
          </table:table-cell>
          <table:table-cell office:value-type="float" office:value="0.07">
            <text:p>0.07</text:p>
          </table:table-cell>
          <table:table-cell office:value-type="float" office:value="2080.0">
            <text:p>208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25">
            <text:p>-4.2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1986,ShennanEtal2018">
            <text:p>Shennan1986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AA-26361">
            <text:p>AA-26361</text:p>
          </table:table-cell>
          <table:table-cell office:value-type="float" office:value="52.88">
            <text:p>52.88</text:p>
          </table:table-cell>
          <table:table-cell office:value-type="float" office:value="-0.17">
            <text:p>-0.17</text:p>
          </table:table-cell>
          <table:table-cell office:value-type="float" office:value="4845.0">
            <text:p>4845.0</text:p>
          </table:table-cell>
          <table:table-cell office:value-type="float" office:value="55.0">
            <text:p>5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85">
            <text:p>-6.8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BrewEtal2000,ShennanEtal2018">
            <text:p>BrewEtal2000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AA-26362">
            <text:p>AA-26362</text:p>
          </table:table-cell>
          <table:table-cell office:value-type="float" office:value="52.6">
            <text:p>52.6</text:p>
          </table:table-cell>
          <table:table-cell office:value-type="float" office:value="0.0">
            <text:p/>
          </table:table-cell>
          <table:table-cell office:value-type="float" office:value="2435.0">
            <text:p>2435.0</text:p>
          </table:table-cell>
          <table:table-cell office:value-type="float" office:value="50.0">
            <text:p>5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1">
            <text:p>-4.1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Shennan1986,ShennanEtal2018">
            <text:p>Shennan1986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AA-26363">
            <text:p>AA-26363</text:p>
          </table:table-cell>
          <table:table-cell office:value-type="float" office:value="52.74">
            <text:p>52.74</text:p>
          </table:table-cell>
          <table:table-cell office:value-type="float" office:value="0.39">
            <text:p>0.39</text:p>
          </table:table-cell>
          <table:table-cell office:value-type="float" office:value="1940.0">
            <text:p>1940.0</text:p>
          </table:table-cell>
          <table:table-cell office:value-type="float" office:value="60.0">
            <text:p>6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82">
            <text:p>-3.8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BrewEtal2000,ShennanEtal2018">
            <text:p>BrewEtal2000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AA-26364">
            <text:p>AA-26364</text:p>
          </table:table-cell>
          <table:table-cell office:value-type="float" office:value="52.74">
            <text:p>52.74</text:p>
          </table:table-cell>
          <table:table-cell office:value-type="float" office:value="0.39">
            <text:p>0.39</text:p>
          </table:table-cell>
          <table:table-cell office:value-type="float" office:value="2925.0">
            <text:p>2925.0</text:p>
          </table:table-cell>
          <table:table-cell office:value-type="float" office:value="50.0">
            <text:p>5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52">
            <text:p>-4.5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BrewEtal2000,ShennanEtal2018">
            <text:p>BrewEtal2000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AA-22354">
            <text:p>AA-22354</text:p>
          </table:table-cell>
          <table:table-cell office:value-type="float" office:value="52.75">
            <text:p>52.75</text:p>
          </table:table-cell>
          <table:table-cell office:value-type="float" office:value="0.33">
            <text:p>0.33</text:p>
          </table:table-cell>
          <table:table-cell office:value-type="float" office:value="7035.0">
            <text:p>7035.0</text:p>
          </table:table-cell>
          <table:table-cell office:value-type="float" office:value="65.0">
            <text:p>6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5.98">
            <text:p>-15.9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BrewEtal2000,ShennanEtal2018">
            <text:p>BrewEtal2000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AA-26366">
            <text:p>AA-26366</text:p>
          </table:table-cell>
          <table:table-cell office:value-type="float" office:value="52.74">
            <text:p>52.74</text:p>
          </table:table-cell>
          <table:table-cell office:value-type="float" office:value="0.39">
            <text:p>0.39</text:p>
          </table:table-cell>
          <table:table-cell office:value-type="float" office:value="6045.0">
            <text:p>6045.0</text:p>
          </table:table-cell>
          <table:table-cell office:value-type="float" office:value="75.0">
            <text:p>7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9.87">
            <text:p>-9.8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BrewEtal2000,ShennanEtal2018">
            <text:p>BrewEtal2000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AA-26367">
            <text:p>AA-26367</text:p>
          </table:table-cell>
          <table:table-cell office:value-type="float" office:value="52.63">
            <text:p>52.63</text:p>
          </table:table-cell>
          <table:table-cell office:value-type="float" office:value="0.25">
            <text:p>0.25</text:p>
          </table:table-cell>
          <table:table-cell office:value-type="float" office:value="6670.0">
            <text:p>6670.0</text:p>
          </table:table-cell>
          <table:table-cell office:value-type="float" office:value="65.0">
            <text:p>6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4.2">
            <text:p>-14.2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BrewEtal2000,ShennanEtal2018">
            <text:p>BrewEtal2000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AA-26368">
            <text:p>AA-26368</text:p>
          </table:table-cell>
          <table:table-cell office:value-type="float" office:value="52.63">
            <text:p>52.63</text:p>
          </table:table-cell>
          <table:table-cell office:value-type="float" office:value="0.25">
            <text:p>0.25</text:p>
          </table:table-cell>
          <table:table-cell office:value-type="float" office:value="6930.0">
            <text:p>6930.0</text:p>
          </table:table-cell>
          <table:table-cell office:value-type="float" office:value="75.0">
            <text:p>7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3.09">
            <text:p>-13.09</text:p>
          </table:table-cell>
          <table:table-cell office:value-type="float" office:value="1.96">
            <text:p>1.96</text:p>
          </table:table-cell>
          <table:table-cell office:value-type="float" office:value="1.96">
            <text:p>1.96</text:p>
          </table:table-cell>
          <table:table-cell office:value-type="string" office:value="BrewEtal2000,ShennanEtal2018">
            <text:p>BrewEtal2000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AA-26369">
            <text:p>AA-26369</text:p>
          </table:table-cell>
          <table:table-cell office:value-type="float" office:value="52.68">
            <text:p>52.68</text:p>
          </table:table-cell>
          <table:table-cell office:value-type="float" office:value="-0.02">
            <text:p>-0.02</text:p>
          </table:table-cell>
          <table:table-cell office:value-type="float" office:value="4495.0">
            <text:p>4495.0</text:p>
          </table:table-cell>
          <table:table-cell office:value-type="float" office:value="60.0">
            <text:p>6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79">
            <text:p>-6.7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BrewEtal2000,ShennanEtal2018">
            <text:p>BrewEtal2000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AA-26370">
            <text:p>AA-26370</text:p>
          </table:table-cell>
          <table:table-cell office:value-type="float" office:value="52.68">
            <text:p>52.68</text:p>
          </table:table-cell>
          <table:table-cell office:value-type="float" office:value="-0.02">
            <text:p>-0.02</text:p>
          </table:table-cell>
          <table:table-cell office:value-type="float" office:value="4805.0">
            <text:p>4805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7.25">
            <text:p>-7.2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BrewEtal2000,ShennanEtal2018">
            <text:p>BrewEtal2000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AA-26371">
            <text:p>AA-26371</text:p>
          </table:table-cell>
          <table:table-cell office:value-type="float" office:value="52.68">
            <text:p>52.68</text:p>
          </table:table-cell>
          <table:table-cell office:value-type="float" office:value="-0.02">
            <text:p>-0.02</text:p>
          </table:table-cell>
          <table:table-cell office:value-type="float" office:value="5695.0">
            <text:p>5695.0</text:p>
          </table:table-cell>
          <table:table-cell office:value-type="float" office:value="65.0">
            <text:p>6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9.19">
            <text:p>-9.1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BrewEtal2000,ShennanEtal2018">
            <text:p>BrewEtal2000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AA-26360">
            <text:p>AA-26360</text:p>
          </table:table-cell>
          <table:table-cell office:value-type="float" office:value="52.88">
            <text:p>52.88</text:p>
          </table:table-cell>
          <table:table-cell office:value-type="float" office:value="-0.17">
            <text:p>-0.17</text:p>
          </table:table-cell>
          <table:table-cell office:value-type="float" office:value="4895.0">
            <text:p>4895.0</text:p>
          </table:table-cell>
          <table:table-cell office:value-type="float" office:value="55.0">
            <text:p>5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59">
            <text:p>-6.5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BrewEtal2000,ShennanEtal2018">
            <text:p>BrewEtal2000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62">
            <text:p>Q-2562</text:p>
          </table:table-cell>
          <table:table-cell office:value-type="float" office:value="53.09">
            <text:p>53.09</text:p>
          </table:table-cell>
          <table:table-cell office:value-type="float" office:value="0.07">
            <text:p>0.07</text:p>
          </table:table-cell>
          <table:table-cell office:value-type="float" office:value="3310.0">
            <text:p>3310.0</text:p>
          </table:table-cell>
          <table:table-cell office:value-type="float" office:value="65.0">
            <text:p>6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44">
            <text:p>-4.4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819">
            <text:p>Q-2819</text:p>
          </table:table-cell>
          <table:table-cell office:value-type="float" office:value="52.51">
            <text:p>52.51</text:p>
          </table:table-cell>
          <table:table-cell office:value-type="float" office:value="0.26">
            <text:p>0.26</text:p>
          </table:table-cell>
          <table:table-cell office:value-type="float" office:value="2255.0">
            <text:p>2255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9">
            <text:p>-3.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64">
            <text:p>Q-2564</text:p>
          </table:table-cell>
          <table:table-cell office:value-type="float" office:value="53.08">
            <text:p>53.08</text:p>
          </table:table-cell>
          <table:table-cell office:value-type="float" office:value="0.06">
            <text:p>0.06</text:p>
          </table:table-cell>
          <table:table-cell office:value-type="float" office:value="3390.0">
            <text:p>339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87">
            <text:p>-3.8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803">
            <text:p>Q-2803</text:p>
          </table:table-cell>
          <table:table-cell office:value-type="float" office:value="52.65">
            <text:p>52.65</text:p>
          </table:table-cell>
          <table:table-cell office:value-type="float" office:value="0.03">
            <text:p>0.03</text:p>
          </table:table-cell>
          <table:table-cell office:value-type="float" office:value="4065.0">
            <text:p>4065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76">
            <text:p>-6.7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63">
            <text:p>Q-2563</text:p>
          </table:table-cell>
          <table:table-cell office:value-type="float" office:value="53.08">
            <text:p>53.08</text:p>
          </table:table-cell>
          <table:table-cell office:value-type="float" office:value="0.06">
            <text:p>0.06</text:p>
          </table:table-cell>
          <table:table-cell office:value-type="float" office:value="3120.0">
            <text:p>312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41">
            <text:p>-3.4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804">
            <text:p>Q-2804</text:p>
          </table:table-cell>
          <table:table-cell office:value-type="float" office:value="52.65">
            <text:p>52.65</text:p>
          </table:table-cell>
          <table:table-cell office:value-type="float" office:value="0.03">
            <text:p>0.03</text:p>
          </table:table-cell>
          <table:table-cell office:value-type="float" office:value="4290.0">
            <text:p>429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7.21">
            <text:p>-7.2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588">
            <text:p>Q-588</text:p>
          </table:table-cell>
          <table:table-cell office:value-type="float" office:value="52.44">
            <text:p>52.44</text:p>
          </table:table-cell>
          <table:table-cell office:value-type="float" office:value="0.4">
            <text:p>0.4</text:p>
          </table:table-cell>
          <table:table-cell office:value-type="float" office:value="8620.0">
            <text:p>8620.0</text:p>
          </table:table-cell>
          <table:table-cell office:value-type="float" office:value="160.0">
            <text:p>16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6.88">
            <text:p>-6.88</text:p>
          </table:table-cell>
          <table:table-cell office:value-type="float" office:value="1.96">
            <text:p>1.96</text:p>
          </table:table-cell>
          <table:table-cell office:value-type="float" office:value="1.96">
            <text:p>1.96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587">
            <text:p>Q-587</text:p>
          </table:table-cell>
          <table:table-cell office:value-type="float" office:value="52.44">
            <text:p>52.44</text:p>
          </table:table-cell>
          <table:table-cell office:value-type="float" office:value="0.4">
            <text:p>0.4</text:p>
          </table:table-cell>
          <table:table-cell office:value-type="float" office:value="7610.0">
            <text:p>7610.0</text:p>
          </table:table-cell>
          <table:table-cell office:value-type="float" office:value="150.0">
            <text:p>15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6.58">
            <text:p>-6.58</text:p>
          </table:table-cell>
          <table:table-cell office:value-type="float" office:value="1.96">
            <text:p>1.96</text:p>
          </table:table-cell>
          <table:table-cell office:value-type="float" office:value="1.96">
            <text:p>1.96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586">
            <text:p>Q-586</text:p>
          </table:table-cell>
          <table:table-cell office:value-type="float" office:value="52.44">
            <text:p>52.44</text:p>
          </table:table-cell>
          <table:table-cell office:value-type="float" office:value="0.4">
            <text:p>0.4</text:p>
          </table:table-cell>
          <table:table-cell office:value-type="float" office:value="6695.0">
            <text:p>6695.0</text:p>
          </table:table-cell>
          <table:table-cell office:value-type="float" office:value="150.0">
            <text:p>15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6.48">
            <text:p>-6.48</text:p>
          </table:table-cell>
          <table:table-cell office:value-type="float" office:value="1.96">
            <text:p>1.96</text:p>
          </table:table-cell>
          <table:table-cell office:value-type="float" office:value="1.96">
            <text:p>1.96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585">
            <text:p>Q-585</text:p>
          </table:table-cell>
          <table:table-cell office:value-type="float" office:value="52.44">
            <text:p>52.44</text:p>
          </table:table-cell>
          <table:table-cell office:value-type="float" office:value="0.4">
            <text:p>0.4</text:p>
          </table:table-cell>
          <table:table-cell office:value-type="float" office:value="5330.0">
            <text:p>5330.0</text:p>
          </table:table-cell>
          <table:table-cell office:value-type="float" office:value="120.0">
            <text:p>12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6.28">
            <text:p>-6.28</text:p>
          </table:table-cell>
          <table:table-cell office:value-type="float" office:value="1.96">
            <text:p>1.96</text:p>
          </table:table-cell>
          <table:table-cell office:value-type="float" office:value="1.96">
            <text:p>1.96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584">
            <text:p>Q-584</text:p>
          </table:table-cell>
          <table:table-cell office:value-type="float" office:value="52.44">
            <text:p>52.44</text:p>
          </table:table-cell>
          <table:table-cell office:value-type="float" office:value="0.4">
            <text:p>0.4</text:p>
          </table:table-cell>
          <table:table-cell office:value-type="float" office:value="5465.0">
            <text:p>5465.0</text:p>
          </table:table-cell>
          <table:table-cell office:value-type="float" office:value="120.0">
            <text:p>12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6.23">
            <text:p>-6.23</text:p>
          </table:table-cell>
          <table:table-cell office:value-type="float" office:value="1.96">
            <text:p>1.96</text:p>
          </table:table-cell>
          <table:table-cell office:value-type="float" office:value="1.96">
            <text:p>1.96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583">
            <text:p>Q-583</text:p>
          </table:table-cell>
          <table:table-cell office:value-type="float" office:value="52.44">
            <text:p>52.44</text:p>
          </table:table-cell>
          <table:table-cell office:value-type="float" office:value="0.4">
            <text:p>0.4</text:p>
          </table:table-cell>
          <table:table-cell office:value-type="float" office:value="5295.0">
            <text:p>5295.0</text:p>
          </table:table-cell>
          <table:table-cell office:value-type="float" office:value="120.0">
            <text:p>12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6.08">
            <text:p>-6.08</text:p>
          </table:table-cell>
          <table:table-cell office:value-type="float" office:value="1.96">
            <text:p>1.96</text:p>
          </table:table-cell>
          <table:table-cell office:value-type="float" office:value="1.96">
            <text:p>1.96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AA-22364">
            <text:p>AA-22364</text:p>
          </table:table-cell>
          <table:table-cell office:value-type="float" office:value="52.78">
            <text:p>52.78</text:p>
          </table:table-cell>
          <table:table-cell office:value-type="float" office:value="-0.13">
            <text:p>-0.13</text:p>
          </table:table-cell>
          <table:table-cell office:value-type="float" office:value="6270.0">
            <text:p>627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2.2">
            <text:p>-12.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BrewEtal2000,ShennanEtal2018">
            <text:p>BrewEtal2000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AA-22363">
            <text:p>AA-22363</text:p>
          </table:table-cell>
          <table:table-cell office:value-type="float" office:value="52.78">
            <text:p>52.78</text:p>
          </table:table-cell>
          <table:table-cell office:value-type="float" office:value="-0.13">
            <text:p>-0.13</text:p>
          </table:table-cell>
          <table:table-cell office:value-type="float" office:value="6230.0">
            <text:p>623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1.8">
            <text:p>-11.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BrewEtal2000,ShennanEtal2018">
            <text:p>BrewEtal2000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AA-22362">
            <text:p>AA-22362</text:p>
          </table:table-cell>
          <table:table-cell office:value-type="float" office:value="52.6">
            <text:p>52.6</text:p>
          </table:table-cell>
          <table:table-cell office:value-type="float" office:value="0.0">
            <text:p/>
          </table:table-cell>
          <table:table-cell office:value-type="float" office:value="6310.0">
            <text:p>6310.0</text:p>
          </table:table-cell>
          <table:table-cell office:value-type="float" office:value="65.0">
            <text:p>6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1.65">
            <text:p>-11.6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1986,ShennanEtal2018">
            <text:p>Shennan1986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AA-22361">
            <text:p>AA-22361</text:p>
          </table:table-cell>
          <table:table-cell office:value-type="float" office:value="52.6">
            <text:p>52.6</text:p>
          </table:table-cell>
          <table:table-cell office:value-type="float" office:value="0.0">
            <text:p/>
          </table:table-cell>
          <table:table-cell office:value-type="float" office:value="5925.0">
            <text:p>5925.0</text:p>
          </table:table-cell>
          <table:table-cell office:value-type="float" office:value="65.0">
            <text:p>6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1.13">
            <text:p>-11.1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1986,ShennanEtal2018">
            <text:p>Shennan1986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AA-22360">
            <text:p>AA-22360</text:p>
          </table:table-cell>
          <table:table-cell office:value-type="float" office:value="52.6">
            <text:p>52.6</text:p>
          </table:table-cell>
          <table:table-cell office:value-type="float" office:value="0.0">
            <text:p/>
          </table:table-cell>
          <table:table-cell office:value-type="float" office:value="5130.0">
            <text:p>5130.0</text:p>
          </table:table-cell>
          <table:table-cell office:value-type="float" office:value="60.0">
            <text:p>6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8.49">
            <text:p>-8.4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1986,ShennanEtal2018">
            <text:p>Shennan1986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AA-22359">
            <text:p>AA-22359</text:p>
          </table:table-cell>
          <table:table-cell office:value-type="float" office:value="52.6">
            <text:p>52.6</text:p>
          </table:table-cell>
          <table:table-cell office:value-type="float" office:value="0.0">
            <text:p/>
          </table:table-cell>
          <table:table-cell office:value-type="float" office:value="4165.0">
            <text:p>4165.0</text:p>
          </table:table-cell>
          <table:table-cell office:value-type="float" office:value="55.0">
            <text:p>5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7.8">
            <text:p>-7.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1986,ShennanEtal2018">
            <text:p>Shennan1986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64">
            <text:p>Q-264</text:p>
          </table:table-cell>
          <table:table-cell office:value-type="float" office:value="52.58">
            <text:p>52.58</text:p>
          </table:table-cell>
          <table:table-cell office:value-type="float" office:value="0.35">
            <text:p>0.35</text:p>
          </table:table-cell>
          <table:table-cell office:value-type="float" office:value="4085.0">
            <text:p>4085.0</text:p>
          </table:table-cell>
          <table:table-cell office:value-type="float" office:value="110.0">
            <text:p>11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27">
            <text:p>-5.27</text:p>
          </table:table-cell>
          <table:table-cell office:value-type="float" office:value="0.71">
            <text:p>0.71</text:p>
          </table:table-cell>
          <table:table-cell office:value-type="float" office:value="0.71">
            <text:p>0.7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CAR-830">
            <text:p>CAR-830</text:p>
          </table:table-cell>
          <table:table-cell office:value-type="float" office:value="52.37">
            <text:p>52.37</text:p>
          </table:table-cell>
          <table:table-cell office:value-type="float" office:value="0.09">
            <text:p>0.09</text:p>
          </table:table-cell>
          <table:table-cell office:value-type="float" office:value="3480.0">
            <text:p>3480.0</text:p>
          </table:table-cell>
          <table:table-cell office:value-type="float" office:value="60.0">
            <text:p>6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12">
            <text:p>-4.12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CAR-829">
            <text:p>CAR-829</text:p>
          </table:table-cell>
          <table:table-cell office:value-type="float" office:value="52.37">
            <text:p>52.37</text:p>
          </table:table-cell>
          <table:table-cell office:value-type="float" office:value="0.09">
            <text:p>0.09</text:p>
          </table:table-cell>
          <table:table-cell office:value-type="float" office:value="3590.0">
            <text:p>3590.0</text:p>
          </table:table-cell>
          <table:table-cell office:value-type="float" office:value="70.0">
            <text:p>7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07">
            <text:p>-4.07</text:p>
          </table:table-cell>
          <table:table-cell office:value-type="float" office:value="0.05">
            <text:p>0.05</text:p>
          </table:table-cell>
          <table:table-cell office:value-type="float" office:value="0.05">
            <text:p>0.05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829">
            <text:p>Q-829</text:p>
          </table:table-cell>
          <table:table-cell office:value-type="float" office:value="52.52">
            <text:p>52.52</text:p>
          </table:table-cell>
          <table:table-cell office:value-type="float" office:value="0.25">
            <text:p>0.25</text:p>
          </table:table-cell>
          <table:table-cell office:value-type="float" office:value="2227.0">
            <text:p>2227.0</text:p>
          </table:table-cell>
          <table:table-cell office:value-type="float" office:value="90.0">
            <text:p>9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17">
            <text:p>-3.1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582">
            <text:p>Q-582</text:p>
          </table:table-cell>
          <table:table-cell office:value-type="float" office:value="52.44">
            <text:p>52.44</text:p>
          </table:table-cell>
          <table:table-cell office:value-type="float" office:value="0.4">
            <text:p>0.4</text:p>
          </table:table-cell>
          <table:table-cell office:value-type="float" office:value="5310.0">
            <text:p>5310.0</text:p>
          </table:table-cell>
          <table:table-cell office:value-type="float" office:value="120.0">
            <text:p>120.0</text:p>
          </table:table-cell>
          <table:table-cell office:value-type="string" office:value="sedge peat">
            <text:p>sedge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5.93">
            <text:p>-5.93</text:p>
          </table:table-cell>
          <table:table-cell office:value-type="float" office:value="1.96">
            <text:p>1.96</text:p>
          </table:table-cell>
          <table:table-cell office:value-type="float" office:value="1.96">
            <text:p>1.96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63">
            <text:p>Q-263</text:p>
          </table:table-cell>
          <table:table-cell office:value-type="float" office:value="52.58">
            <text:p>52.58</text:p>
          </table:table-cell>
          <table:table-cell office:value-type="float" office:value="0.35">
            <text:p>0.35</text:p>
          </table:table-cell>
          <table:table-cell office:value-type="float" office:value="4390.0">
            <text:p>4390.0</text:p>
          </table:table-cell>
          <table:table-cell office:value-type="float" office:value="120.0">
            <text:p>12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45">
            <text:p>-5.45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815">
            <text:p>Q-2815</text:p>
          </table:table-cell>
          <table:table-cell office:value-type="float" office:value="52.44">
            <text:p>52.44</text:p>
          </table:table-cell>
          <table:table-cell office:value-type="float" office:value="0.14">
            <text:p>0.14</text:p>
          </table:table-cell>
          <table:table-cell office:value-type="float" office:value="8250.0">
            <text:p>8250.0</text:p>
          </table:table-cell>
          <table:table-cell office:value-type="float" office:value="120.0">
            <text:p>12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7.42">
            <text:p>-7.42</text:p>
          </table:table-cell>
          <table:table-cell office:value-type="float" office:value="1.96">
            <text:p>1.96</text:p>
          </table:table-cell>
          <table:table-cell office:value-type="float" office:value="1.96">
            <text:p>1.96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600">
            <text:p>Q-2600</text:p>
          </table:table-cell>
          <table:table-cell office:value-type="float" office:value="52.8">
            <text:p>52.8</text:p>
          </table:table-cell>
          <table:table-cell office:value-type="float" office:value="-0.3">
            <text:p>-0.3</text:p>
          </table:table-cell>
          <table:table-cell office:value-type="float" office:value="3445.0">
            <text:p>3445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68">
            <text:p>-5.68</text:p>
          </table:table-cell>
          <table:table-cell office:value-type="float" office:value="0.24">
            <text:p>0.24</text:p>
          </table:table-cell>
          <table:table-cell office:value-type="float" office:value="0.24">
            <text:p>0.24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814">
            <text:p>Q-2814</text:p>
          </table:table-cell>
          <table:table-cell office:value-type="float" office:value="52.44">
            <text:p>52.44</text:p>
          </table:table-cell>
          <table:table-cell office:value-type="float" office:value="0.14">
            <text:p>0.14</text:p>
          </table:table-cell>
          <table:table-cell office:value-type="float" office:value="5420.0">
            <text:p>542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6.79">
            <text:p>-6.79</text:p>
          </table:table-cell>
          <table:table-cell office:value-type="float" office:value="1.96">
            <text:p>1.96</text:p>
          </table:table-cell>
          <table:table-cell office:value-type="float" office:value="1.96">
            <text:p>1.96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801">
            <text:p>Q-2801</text:p>
          </table:table-cell>
          <table:table-cell office:value-type="float" office:value="52.65">
            <text:p>52.65</text:p>
          </table:table-cell>
          <table:table-cell office:value-type="float" office:value="0.19">
            <text:p>0.19</text:p>
          </table:table-cell>
          <table:table-cell office:value-type="float" office:value="2090.0">
            <text:p>209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13">
            <text:p>-3.1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807">
            <text:p>Q-2807</text:p>
          </table:table-cell>
          <table:table-cell office:value-type="float" office:value="53.12">
            <text:p>53.12</text:p>
          </table:table-cell>
          <table:table-cell office:value-type="float" office:value="0.2">
            <text:p>0.2</text:p>
          </table:table-cell>
          <table:table-cell office:value-type="float" office:value="3425.0">
            <text:p>3425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81">
            <text:p>-3.81</text:p>
          </table:table-cell>
          <table:table-cell office:value-type="float" office:value="0.39">
            <text:p>0.39</text:p>
          </table:table-cell>
          <table:table-cell office:value-type="float" office:value="0.39">
            <text:p>0.39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808">
            <text:p>Q-2808</text:p>
          </table:table-cell>
          <table:table-cell office:value-type="float" office:value="52.78">
            <text:p>52.78</text:p>
          </table:table-cell>
          <table:table-cell office:value-type="float" office:value="-0.3">
            <text:p>-0.3</text:p>
          </table:table-cell>
          <table:table-cell office:value-type="float" office:value="2650.0">
            <text:p>265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63">
            <text:p>-4.63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WW4D">
            <text:p>WW4D</text:p>
          </table:table-cell>
          <table:table-cell office:value-type="float" office:value="52.71">
            <text:p>52.71</text:p>
          </table:table-cell>
          <table:table-cell office:value-type="float" office:value="-0.15">
            <text:p>-0.15</text:p>
          </table:table-cell>
          <table:table-cell office:value-type="float" office:value="5000.0">
            <text:p>500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8.25">
            <text:p>-8.25</text:p>
          </table:table-cell>
          <table:table-cell office:value-type="float" office:value="0.33">
            <text:p>0.33</text:p>
          </table:table-cell>
          <table:table-cell office:value-type="float" office:value="0.33">
            <text:p>0.33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809">
            <text:p>Q-2809</text:p>
          </table:table-cell>
          <table:table-cell office:value-type="float" office:value="52.63">
            <text:p>52.63</text:p>
          </table:table-cell>
          <table:table-cell office:value-type="float" office:value="-0.04">
            <text:p>-0.04</text:p>
          </table:table-cell>
          <table:table-cell office:value-type="float" office:value="3820.0">
            <text:p>3820.0</text:p>
          </table:table-cell>
          <table:table-cell office:value-type="float" office:value="110.0">
            <text:p>11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93">
            <text:p>-4.9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AA-22366">
            <text:p>AA-22366</text:p>
          </table:table-cell>
          <table:table-cell office:value-type="float" office:value="53.03">
            <text:p>53.03</text:p>
          </table:table-cell>
          <table:table-cell office:value-type="float" office:value="0.19">
            <text:p>0.19</text:p>
          </table:table-cell>
          <table:table-cell office:value-type="float" office:value="6860.0">
            <text:p>6860.0</text:p>
          </table:table-cell>
          <table:table-cell office:value-type="float" office:value="70.0">
            <text:p>7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2.84">
            <text:p>-12.8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BrewEtal2000,ShennanEtal2018">
            <text:p>BrewEtal2000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AA-22668">
            <text:p>AA-22668</text:p>
          </table:table-cell>
          <table:table-cell office:value-type="float" office:value="52.6">
            <text:p>52.6</text:p>
          </table:table-cell>
          <table:table-cell office:value-type="float" office:value="0.0">
            <text:p/>
          </table:table-cell>
          <table:table-cell office:value-type="float" office:value="6265.0">
            <text:p>6265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1.64">
            <text:p>-11.6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1986,ShennanEtal2018">
            <text:p>Shennan1986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AA-22669">
            <text:p>AA-22669</text:p>
          </table:table-cell>
          <table:table-cell office:value-type="float" office:value="52.6">
            <text:p>52.6</text:p>
          </table:table-cell>
          <table:table-cell office:value-type="float" office:value="0.0">
            <text:p/>
          </table:table-cell>
          <table:table-cell office:value-type="float" office:value="6255.0">
            <text:p>6255.0</text:p>
          </table:table-cell>
          <table:table-cell office:value-type="float" office:value="55.0">
            <text:p>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1.33">
            <text:p>-11.3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1986,ShennanEtal2018">
            <text:p>Shennan1986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WW4C">
            <text:p>WW4C</text:p>
          </table:table-cell>
          <table:table-cell office:value-type="float" office:value="52.71">
            <text:p>52.71</text:p>
          </table:table-cell>
          <table:table-cell office:value-type="float" office:value="-0.15">
            <text:p>-0.15</text:p>
          </table:table-cell>
          <table:table-cell office:value-type="float" office:value="4030.0">
            <text:p>403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8.22">
            <text:p>-8.22</text:p>
          </table:table-cell>
          <table:table-cell office:value-type="float" office:value="0.33">
            <text:p>0.33</text:p>
          </table:table-cell>
          <table:table-cell office:value-type="float" office:value="0.33">
            <text:p>0.33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WW4B">
            <text:p>WW4B</text:p>
          </table:table-cell>
          <table:table-cell office:value-type="float" office:value="52.71">
            <text:p>52.71</text:p>
          </table:table-cell>
          <table:table-cell office:value-type="float" office:value="-0.15">
            <text:p>-0.15</text:p>
          </table:table-cell>
          <table:table-cell office:value-type="float" office:value="3860.0">
            <text:p>386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7.65">
            <text:p>-7.65</text:p>
          </table:table-cell>
          <table:table-cell office:value-type="float" office:value="0.33">
            <text:p>0.33</text:p>
          </table:table-cell>
          <table:table-cell office:value-type="float" office:value="0.33">
            <text:p>0.33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AA-22670">
            <text:p>AA-22670</text:p>
          </table:table-cell>
          <table:table-cell office:value-type="float" office:value="52.82">
            <text:p>52.82</text:p>
          </table:table-cell>
          <table:table-cell office:value-type="float" office:value="-0.17">
            <text:p>-0.17</text:p>
          </table:table-cell>
          <table:table-cell office:value-type="float" office:value="5345.0">
            <text:p>5345.0</text:p>
          </table:table-cell>
          <table:table-cell office:value-type="float" office:value="55.0">
            <text:p>5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8.77">
            <text:p>-8.7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BrewEtal2000,ShennanEtal2018">
            <text:p>BrewEtal2000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AA-22671">
            <text:p>AA-22671</text:p>
          </table:table-cell>
          <table:table-cell office:value-type="float" office:value="52.82">
            <text:p>52.82</text:p>
          </table:table-cell>
          <table:table-cell office:value-type="float" office:value="-0.17">
            <text:p>-0.17</text:p>
          </table:table-cell>
          <table:table-cell office:value-type="float" office:value="5890.0">
            <text:p>5890.0</text:p>
          </table:table-cell>
          <table:table-cell office:value-type="float" office:value="55.0">
            <text:p>5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9.15">
            <text:p>-9.1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BrewEtal2000,ShennanEtal2018">
            <text:p>BrewEtal2000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AA-22365">
            <text:p>AA-22365</text:p>
          </table:table-cell>
          <table:table-cell office:value-type="float" office:value="53.03">
            <text:p>53.03</text:p>
          </table:table-cell>
          <table:table-cell office:value-type="float" office:value="0.19">
            <text:p>0.19</text:p>
          </table:table-cell>
          <table:table-cell office:value-type="float" office:value="6920.0">
            <text:p>6920.0</text:p>
          </table:table-cell>
          <table:table-cell office:value-type="float" office:value="75.0">
            <text:p>7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2.69">
            <text:p>-12.69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BrewEtal2000,ShennanEtal2018">
            <text:p>BrewEtal2000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AA-22675">
            <text:p>AA-22675</text:p>
          </table:table-cell>
          <table:table-cell office:value-type="float" office:value="52.76">
            <text:p>52.76</text:p>
          </table:table-cell>
          <table:table-cell office:value-type="float" office:value="0.05">
            <text:p>0.05</text:p>
          </table:table-cell>
          <table:table-cell office:value-type="float" office:value="3985.0">
            <text:p>3985.0</text:p>
          </table:table-cell>
          <table:table-cell office:value-type="float" office:value="45.0">
            <text:p>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34">
            <text:p>-4.34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BrewEtal2000,ShennanEtal2018">
            <text:p>BrewEtal2000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AA-22676">
            <text:p>AA-22676</text:p>
          </table:table-cell>
          <table:table-cell office:value-type="float" office:value="52.76">
            <text:p>52.76</text:p>
          </table:table-cell>
          <table:table-cell office:value-type="float" office:value="0.05">
            <text:p>0.05</text:p>
          </table:table-cell>
          <table:table-cell office:value-type="float" office:value="7050.0">
            <text:p>7050.0</text:p>
          </table:table-cell>
          <table:table-cell office:value-type="float" office:value="55.0">
            <text:p>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4.29">
            <text:p>-14.29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BrewEtal2000,ShennanEtal2018">
            <text:p>BrewEtal2000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AA-22677">
            <text:p>AA-22677</text:p>
          </table:table-cell>
          <table:table-cell office:value-type="float" office:value="52.76">
            <text:p>52.76</text:p>
          </table:table-cell>
          <table:table-cell office:value-type="float" office:value="0.05">
            <text:p>0.05</text:p>
          </table:table-cell>
          <table:table-cell office:value-type="float" office:value="7245.0">
            <text:p>7245.0</text:p>
          </table:table-cell>
          <table:table-cell office:value-type="float" office:value="55.0">
            <text:p>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3.26">
            <text:p>-13.26</text:p>
          </table:table-cell>
          <table:table-cell office:value-type="float" office:value="2.09">
            <text:p>2.09</text:p>
          </table:table-cell>
          <table:table-cell office:value-type="float" office:value="2.09">
            <text:p>2.09</text:p>
          </table:table-cell>
          <table:table-cell office:value-type="string" office:value="BrewEtal2000,ShennanEtal2018">
            <text:p>BrewEtal2000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806">
            <text:p>Q-806</text:p>
          </table:table-cell>
          <table:table-cell office:value-type="float" office:value="52.72">
            <text:p>52.72</text:p>
          </table:table-cell>
          <table:table-cell office:value-type="float" office:value="0.38">
            <text:p>0.38</text:p>
          </table:table-cell>
          <table:table-cell office:value-type="float" office:value="2275.0">
            <text:p>2275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89">
            <text:p>-3.89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807">
            <text:p>Q-807</text:p>
          </table:table-cell>
          <table:table-cell office:value-type="float" office:value="52.72">
            <text:p>52.72</text:p>
          </table:table-cell>
          <table:table-cell office:value-type="float" office:value="0.38">
            <text:p>0.38</text:p>
          </table:table-cell>
          <table:table-cell office:value-type="float" office:value="2377.0">
            <text:p>2377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0">
            <text:p>-4.0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811">
            <text:p>Q-2811</text:p>
          </table:table-cell>
          <table:table-cell office:value-type="float" office:value="52.49">
            <text:p>52.49</text:p>
          </table:table-cell>
          <table:table-cell office:value-type="float" office:value="-0.18">
            <text:p>-0.18</text:p>
          </table:table-cell>
          <table:table-cell office:value-type="float" office:value="3250.0">
            <text:p>325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93">
            <text:p>-6.9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812">
            <text:p>Q-2812</text:p>
          </table:table-cell>
          <table:table-cell office:value-type="float" office:value="52.49">
            <text:p>52.49</text:p>
          </table:table-cell>
          <table:table-cell office:value-type="float" office:value="-0.18">
            <text:p>-0.18</text:p>
          </table:table-cell>
          <table:table-cell office:value-type="float" office:value="3720.0">
            <text:p>3720.0</text:p>
          </table:table-cell>
          <table:table-cell office:value-type="float" office:value="75.0">
            <text:p>7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73">
            <text:p>-6.7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813">
            <text:p>Q-2813</text:p>
          </table:table-cell>
          <table:table-cell office:value-type="float" office:value="52.44">
            <text:p>52.44</text:p>
          </table:table-cell>
          <table:table-cell office:value-type="float" office:value="0.14">
            <text:p>0.14</text:p>
          </table:table-cell>
          <table:table-cell office:value-type="float" office:value="3950.0">
            <text:p>3950.0</text:p>
          </table:table-cell>
          <table:table-cell office:value-type="float" office:value="95.0">
            <text:p>9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85">
            <text:p>-6.8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WW4A">
            <text:p>WW4A</text:p>
          </table:table-cell>
          <table:table-cell office:value-type="float" office:value="52.71">
            <text:p>52.71</text:p>
          </table:table-cell>
          <table:table-cell office:value-type="float" office:value="-0.15">
            <text:p>-0.15</text:p>
          </table:table-cell>
          <table:table-cell office:value-type="float" office:value="5140.0">
            <text:p>514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8.75">
            <text:p>-8.75</text:p>
          </table:table-cell>
          <table:table-cell office:value-type="float" office:value="0.84">
            <text:p>0.84</text:p>
          </table:table-cell>
          <table:table-cell office:value-type="float" office:value="0.84">
            <text:p>0.84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802">
            <text:p>Q-2802</text:p>
          </table:table-cell>
          <table:table-cell office:value-type="float" office:value="52.65">
            <text:p>52.65</text:p>
          </table:table-cell>
          <table:table-cell office:value-type="float" office:value="0.19">
            <text:p>0.19</text:p>
          </table:table-cell>
          <table:table-cell office:value-type="float" office:value="2455.0">
            <text:p>2455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6">
            <text:p>-3.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99">
            <text:p>Q-2599</text:p>
          </table:table-cell>
          <table:table-cell office:value-type="float" office:value="52.8">
            <text:p>52.8</text:p>
          </table:table-cell>
          <table:table-cell office:value-type="float" office:value="-0.3">
            <text:p>-0.3</text:p>
          </table:table-cell>
          <table:table-cell office:value-type="float" office:value="2910.0">
            <text:p>291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93">
            <text:p>-5.93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SRR-1757">
            <text:p>SRR-1757</text:p>
          </table:table-cell>
          <table:table-cell office:value-type="float" office:value="52.71">
            <text:p>52.71</text:p>
          </table:table-cell>
          <table:table-cell office:value-type="float" office:value="0.07">
            <text:p>0.07</text:p>
          </table:table-cell>
          <table:table-cell office:value-type="float" office:value="7690.0">
            <text:p>7690.0</text:p>
          </table:table-cell>
          <table:table-cell office:value-type="float" office:value="400.0">
            <text:p>4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2.92">
            <text:p>-12.92</text:p>
          </table:table-cell>
          <table:table-cell office:value-type="float" office:value="0.83">
            <text:p>0.83</text:p>
          </table:table-cell>
          <table:table-cell office:value-type="float" office:value="0.83">
            <text:p>0.83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95">
            <text:p>Q-2595</text:p>
          </table:table-cell>
          <table:table-cell office:value-type="float" office:value="52.44">
            <text:p>52.44</text:p>
          </table:table-cell>
          <table:table-cell office:value-type="float" office:value="0.44">
            <text:p>0.44</text:p>
          </table:table-cell>
          <table:table-cell office:value-type="float" office:value="3840.0">
            <text:p>3840.0</text:p>
          </table:table-cell>
          <table:table-cell office:value-type="float" office:value="55.0">
            <text:p>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15">
            <text:p>-5.1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80">
            <text:p>Q-2580</text:p>
          </table:table-cell>
          <table:table-cell office:value-type="float" office:value="52.44">
            <text:p>52.44</text:p>
          </table:table-cell>
          <table:table-cell office:value-type="float" office:value="0.27">
            <text:p>0.27</text:p>
          </table:table-cell>
          <table:table-cell office:value-type="float" office:value="3800.0">
            <text:p>3800.0</text:p>
          </table:table-cell>
          <table:table-cell office:value-type="float" office:value="65.0">
            <text:p>6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65">
            <text:p>-5.65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84">
            <text:p>Q-2584</text:p>
          </table:table-cell>
          <table:table-cell office:value-type="float" office:value="52.44">
            <text:p>52.44</text:p>
          </table:table-cell>
          <table:table-cell office:value-type="float" office:value="0.14">
            <text:p>0.14</text:p>
          </table:table-cell>
          <table:table-cell office:value-type="float" office:value="3630.0">
            <text:p>363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53">
            <text:p>-4.5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79">
            <text:p>Q-2579</text:p>
          </table:table-cell>
          <table:table-cell office:value-type="float" office:value="52.8">
            <text:p>52.8</text:p>
          </table:table-cell>
          <table:table-cell office:value-type="float" office:value="-0.3">
            <text:p>-0.3</text:p>
          </table:table-cell>
          <table:table-cell office:value-type="float" office:value="4430.0">
            <text:p>443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7.27">
            <text:p>-7.27</text:p>
          </table:table-cell>
          <table:table-cell office:value-type="float" office:value="0.81">
            <text:p>0.81</text:p>
          </table:table-cell>
          <table:table-cell office:value-type="float" office:value="0.81">
            <text:p>0.8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78">
            <text:p>Q-2578</text:p>
          </table:table-cell>
          <table:table-cell office:value-type="float" office:value="52.8">
            <text:p>52.8</text:p>
          </table:table-cell>
          <table:table-cell office:value-type="float" office:value="-0.3">
            <text:p>-0.3</text:p>
          </table:table-cell>
          <table:table-cell office:value-type="float" office:value="3550.0">
            <text:p>355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49">
            <text:p>-5.49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77">
            <text:p>Q-2577</text:p>
          </table:table-cell>
          <table:table-cell office:value-type="float" office:value="52.8">
            <text:p>52.8</text:p>
          </table:table-cell>
          <table:table-cell office:value-type="float" office:value="-0.3">
            <text:p>-0.3</text:p>
          </table:table-cell>
          <table:table-cell office:value-type="float" office:value="2960.0">
            <text:p>296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79">
            <text:p>-4.79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96">
            <text:p>Q-2596</text:p>
          </table:table-cell>
          <table:table-cell office:value-type="float" office:value="52.44">
            <text:p>52.44</text:p>
          </table:table-cell>
          <table:table-cell office:value-type="float" office:value="0.44">
            <text:p>0.44</text:p>
          </table:table-cell>
          <table:table-cell office:value-type="float" office:value="4310.0">
            <text:p>431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09">
            <text:p>-6.0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85">
            <text:p>Q-2585</text:p>
          </table:table-cell>
          <table:table-cell office:value-type="float" office:value="52.44">
            <text:p>52.44</text:p>
          </table:table-cell>
          <table:table-cell office:value-type="float" office:value="0.14">
            <text:p>0.14</text:p>
          </table:table-cell>
          <table:table-cell office:value-type="float" office:value="3855.0">
            <text:p>3855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72">
            <text:p>-5.7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87">
            <text:p>Q-2587</text:p>
          </table:table-cell>
          <table:table-cell office:value-type="float" office:value="52.69">
            <text:p>52.69</text:p>
          </table:table-cell>
          <table:table-cell office:value-type="float" office:value="0.34">
            <text:p>0.34</text:p>
          </table:table-cell>
          <table:table-cell office:value-type="float" office:value="1820.0">
            <text:p>182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3">
            <text:p>-4.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76">
            <text:p>Q-2576</text:p>
          </table:table-cell>
          <table:table-cell office:value-type="float" office:value="52.8">
            <text:p>52.8</text:p>
          </table:table-cell>
          <table:table-cell office:value-type="float" office:value="-0.3">
            <text:p>-0.3</text:p>
          </table:table-cell>
          <table:table-cell office:value-type="float" office:value="2850.0">
            <text:p>285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47">
            <text:p>-4.47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75">
            <text:p>Q-2575</text:p>
          </table:table-cell>
          <table:table-cell office:value-type="float" office:value="52.8">
            <text:p>52.8</text:p>
          </table:table-cell>
          <table:table-cell office:value-type="float" office:value="-0.3">
            <text:p>-0.3</text:p>
          </table:table-cell>
          <table:table-cell office:value-type="float" office:value="2630.0">
            <text:p>263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11">
            <text:p>-4.11</text:p>
          </table:table-cell>
          <table:table-cell office:value-type="float" office:value="0.24">
            <text:p>0.24</text:p>
          </table:table-cell>
          <table:table-cell office:value-type="float" office:value="0.24">
            <text:p>0.24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89">
            <text:p>Q-2589</text:p>
          </table:table-cell>
          <table:table-cell office:value-type="float" office:value="52.69">
            <text:p>52.69</text:p>
          </table:table-cell>
          <table:table-cell office:value-type="float" office:value="0.34">
            <text:p>0.34</text:p>
          </table:table-cell>
          <table:table-cell office:value-type="float" office:value="3820.0">
            <text:p>382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05">
            <text:p>-5.0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81">
            <text:p>Q-2581</text:p>
          </table:table-cell>
          <table:table-cell office:value-type="float" office:value="52.44">
            <text:p>52.44</text:p>
          </table:table-cell>
          <table:table-cell office:value-type="float" office:value="0.27">
            <text:p>0.27</text:p>
          </table:table-cell>
          <table:table-cell office:value-type="float" office:value="4150.0">
            <text:p>415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65">
            <text:p>-5.6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72">
            <text:p>Q-2572</text:p>
          </table:table-cell>
          <table:table-cell office:value-type="float" office:value="52.58">
            <text:p>52.58</text:p>
          </table:table-cell>
          <table:table-cell office:value-type="float" office:value="0.07">
            <text:p>0.07</text:p>
          </table:table-cell>
          <table:table-cell office:value-type="float" office:value="3855.0">
            <text:p>3855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14">
            <text:p>-5.14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73">
            <text:p>Q-2573</text:p>
          </table:table-cell>
          <table:table-cell office:value-type="float" office:value="52.58">
            <text:p>52.58</text:p>
          </table:table-cell>
          <table:table-cell office:value-type="float" office:value="0.07">
            <text:p>0.07</text:p>
          </table:table-cell>
          <table:table-cell office:value-type="float" office:value="4150.0">
            <text:p>415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94">
            <text:p>-5.94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69">
            <text:p>Q-2569</text:p>
          </table:table-cell>
          <table:table-cell office:value-type="float" office:value="52.58">
            <text:p>52.58</text:p>
          </table:table-cell>
          <table:table-cell office:value-type="float" office:value="0.07">
            <text:p>0.07</text:p>
          </table:table-cell>
          <table:table-cell office:value-type="float" office:value="2240.0">
            <text:p>2240.0</text:p>
          </table:table-cell>
          <table:table-cell office:value-type="float" office:value="65.0">
            <text:p>6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33">
            <text:p>-4.33</text:p>
          </table:table-cell>
          <table:table-cell office:value-type="float" office:value="0.06">
            <text:p>0.06</text:p>
          </table:table-cell>
          <table:table-cell office:value-type="float" office:value="0.06">
            <text:p>0.06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65">
            <text:p>Q-2565</text:p>
          </table:table-cell>
          <table:table-cell office:value-type="float" office:value="53.03">
            <text:p>53.03</text:p>
          </table:table-cell>
          <table:table-cell office:value-type="float" office:value="-0.09">
            <text:p>-0.09</text:p>
          </table:table-cell>
          <table:table-cell office:value-type="float" office:value="3825.0">
            <text:p>3825.0</text:p>
          </table:table-cell>
          <table:table-cell office:value-type="float" office:value="75.0">
            <text:p>7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72">
            <text:p>-3.7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90">
            <text:p>Q-2590</text:p>
          </table:table-cell>
          <table:table-cell office:value-type="float" office:value="52.65">
            <text:p>52.65</text:p>
          </table:table-cell>
          <table:table-cell office:value-type="float" office:value="0.03">
            <text:p>0.03</text:p>
          </table:table-cell>
          <table:table-cell office:value-type="float" office:value="2130.0">
            <text:p>213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93">
            <text:p>-3.9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92">
            <text:p>Q-2592</text:p>
          </table:table-cell>
          <table:table-cell office:value-type="float" office:value="52.65">
            <text:p>52.65</text:p>
          </table:table-cell>
          <table:table-cell office:value-type="float" office:value="0.03">
            <text:p>0.03</text:p>
          </table:table-cell>
          <table:table-cell office:value-type="float" office:value="2650.0">
            <text:p>265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5">
            <text:p>-4.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66">
            <text:p>Q-2566</text:p>
          </table:table-cell>
          <table:table-cell office:value-type="float" office:value="53.03">
            <text:p>53.03</text:p>
          </table:table-cell>
          <table:table-cell office:value-type="float" office:value="-0.09">
            <text:p>-0.09</text:p>
          </table:table-cell>
          <table:table-cell office:value-type="float" office:value="4070.0">
            <text:p>407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3">
            <text:p>-4.3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91">
            <text:p>Q-2591</text:p>
          </table:table-cell>
          <table:table-cell office:value-type="float" office:value="52.65">
            <text:p>52.65</text:p>
          </table:table-cell>
          <table:table-cell office:value-type="float" office:value="0.03">
            <text:p>0.03</text:p>
          </table:table-cell>
          <table:table-cell office:value-type="float" office:value="2360.0">
            <text:p>236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21">
            <text:p>-4.21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71">
            <text:p>Q-2571</text:p>
          </table:table-cell>
          <table:table-cell office:value-type="float" office:value="52.58">
            <text:p>52.58</text:p>
          </table:table-cell>
          <table:table-cell office:value-type="float" office:value="0.07">
            <text:p>0.07</text:p>
          </table:table-cell>
          <table:table-cell office:value-type="float" office:value="2360.0">
            <text:p>2360.0</text:p>
          </table:table-cell>
          <table:table-cell office:value-type="float" office:value="65.0">
            <text:p>6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72">
            <text:p>-4.7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67">
            <text:p>Q-2567</text:p>
          </table:table-cell>
          <table:table-cell office:value-type="float" office:value="53.03">
            <text:p>53.03</text:p>
          </table:table-cell>
          <table:table-cell office:value-type="float" office:value="-0.09">
            <text:p>-0.09</text:p>
          </table:table-cell>
          <table:table-cell office:value-type="float" office:value="3790.0">
            <text:p>379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08">
            <text:p>-4.0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  <table:table-row>
          <table:table-cell office:value-type="string" office:value="Fens">
            <text:p>Fens</text:p>
          </table:table-cell>
          <table:table-cell office:value-type="string" office:value="radiocarbon">
            <text:p>radiocarbon</text:p>
          </table:table-cell>
          <table:table-cell office:value-type="string" office:value="Q-2568">
            <text:p>Q-2568</text:p>
          </table:table-cell>
          <table:table-cell office:value-type="float" office:value="53.07">
            <text:p>53.07</text:p>
          </table:table-cell>
          <table:table-cell office:value-type="float" office:value="-0.16">
            <text:p>-0.16</text:p>
          </table:table-cell>
          <table:table-cell office:value-type="float" office:value="3810.0">
            <text:p>381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82">
            <text:p>-3.8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Waller1994,ShennanEtal2018">
            <text:p>Waller1994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